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list-style-name="L1">
      <style:paragraph-properties fo:margin-left="0in" fo:margin-right="0in" fo:margin-top="0in" fo:margin-bottom="0in" style:contextual-spacing="false" fo:orphans="1" fo:text-indent="0in" style:auto-text-indent="false"/>
    </style:style>
    <style:style style:name="P4" style:family="paragraph" style:parent-style-name="Text_20_body" style:list-style-name="L1">
      <style:paragraph-properties fo:margin-left="0in" fo:margin-right="0in" fo:orphans="1" fo:text-indent="0in" style:auto-text-indent="false"/>
    </style:style>
    <style:style style:name="P5" style:family="paragraph" style:parent-style-name="Text_20_body" style:list-style-name="L2">
      <style:paragraph-properties fo:margin-left="0in" fo:margin-right="0in" fo:margin-top="0in" fo:margin-bottom="0in" style:contextual-spacing="false" fo:orphans="1" fo:text-indent="0in" style:auto-text-indent="false"/>
    </style:style>
    <style:style style:name="P6" style:family="paragraph" style:parent-style-name="Text_20_body" style:list-style-name="L2">
      <style:paragraph-properties fo:margin-left="0in" fo:margin-right="0in" fo:orphans="1" fo:text-indent="0in" style:auto-text-indent="false"/>
    </style:style>
    <style:style style:name="P7" style:family="paragraph" style:parent-style-name="Text_20_body" style:list-style-name="L3">
      <style:paragraph-properties fo:margin-left="0in" fo:margin-right="0in" fo:margin-top="0in" fo:margin-bottom="0in" style:contextual-spacing="false" fo:orphans="1" fo:text-indent="0in" style:auto-text-indent="false"/>
    </style:style>
    <style:style style:name="P8" style:family="paragraph" style:parent-style-name="Text_20_body" style:list-style-name="L3">
      <style:paragraph-properties fo:margin-left="0in" fo:margin-right="0in" fo:orphans="1" fo:text-indent="0in" style:auto-text-indent="false"/>
    </style:style>
    <style:style style:name="P9" style:family="paragraph" style:parent-style-name="Preformatted_20_Text">
      <style:paragraph-properties fo:margin-top="0in" fo:margin-bottom="0.1965in" style:contextual-spacing="false"/>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style:writing-mode="lr-tb"/>
    </style:style>
    <style:style style:name="P12" style:family="paragraph" style:parent-style-name="Preformatted_20_Text">
      <style:paragraph-properties fo:margin-top="0in" fo:margin-bottom="0.1965in" style:contextual-spacing="false" style:writing-mode="lr-tb"/>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7">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8">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9">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20">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paragraph-properties fo:margin-top="0in" fo:margin-bottom="0in" style:contextual-spacing="false"/>
    </style:styl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paragraph-properties fo:margin-top="0in" fo:margin-bottom="0in" style:contextual-spacing="false"/>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paragraph-properties fo:margin-top="0in" fo:margin-bottom="0in" style:contextual-spacing="false"/>
    </style:style>
    <style:style style:name="P49" style:family="paragraph" style:parent-style-name="Text_20_body" style:list-style-name="L26"/>
    <style:style style:name="P50" style:family="paragraph" style:parent-style-name="Text_20_body" style:list-style-name="L27">
      <style:paragraph-properties fo:margin-top="0in" fo:margin-bottom="0in" style:contextual-spacing="false"/>
    </style:style>
    <style:style style:name="P51" style:family="paragraph" style:parent-style-name="Text_20_body" style:list-style-name="L27"/>
    <style:style style:name="P52" style:family="paragraph" style:parent-style-name="Text_20_body" style:list-style-name="L28">
      <style:paragraph-properties fo:margin-top="0in" fo:margin-bottom="0in" style:contextual-spacing="false"/>
    </style:style>
    <style:style style:name="P53" style:family="paragraph" style:parent-style-name="Text_20_body" style:list-style-name="L28"/>
    <style:style style:name="P54" style:family="paragraph" style:parent-style-name="Text_20_body" style:list-style-name="L29">
      <style:paragraph-properties fo:margin-top="0in" fo:margin-bottom="0in" style:contextual-spacing="false"/>
    </style:style>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0">
      <style:paragraph-properties fo:margin-top="0in" fo:margin-bottom="0in" style:contextual-spacing="false"/>
    </style:style>
    <style:style style:name="P58" style:family="paragraph" style:parent-style-name="Text_20_body" style:list-style-name="L31"/>
    <style:style style:name="P59" style:family="paragraph" style:parent-style-name="Text_20_body" style:list-style-name="L32">
      <style:paragraph-properties fo:margin-top="0in" fo:margin-bottom="0in" style:contextual-spacing="false"/>
    </style:style>
    <style:style style:name="P60" style:family="paragraph" style:parent-style-name="Text_20_body" style:list-style-name="L32"/>
    <style:style style:name="P61" style:family="paragraph" style:parent-style-name="Text_20_body" style:list-style-name="L33">
      <style:paragraph-properties fo:margin-top="0in" fo:margin-bottom="0in" style:contextual-spacing="false"/>
    </style:style>
    <style:style style:name="P62" style:family="paragraph" style:parent-style-name="Text_20_body" style:list-style-name="L33"/>
    <style:style style:name="P63" style:family="paragraph" style:parent-style-name="Text_20_body" style:list-style-name="L34"/>
    <style:style style:name="P64" style:family="paragraph" style:parent-style-name="Preformatted_20_Text" style:list-style-name="L34">
      <style:paragraph-properties fo:margin-top="0in" fo:margin-bottom="0.1965in" style:contextual-spacing="false"/>
    </style:style>
    <style:style style:name="P65" style:family="paragraph" style:parent-style-name="Preformatted_20_Text" style:list-style-name="L35">
      <style:paragraph-properties fo:margin-left="0in" fo:margin-right="0in" fo:margin-top="0in" fo:margin-bottom="0.1965in" style:contextual-spacing="false" fo:text-indent="0in" style:auto-text-indent="false" style:writing-mode="lr-tb"/>
    </style:style>
    <style:style style:name="P66" style:family="paragraph" style:parent-style-name="Text_20_body" style:list-style-name="L36"/>
    <style:style style:name="P67" style:family="paragraph" style:parent-style-name="Preformatted_20_Text" style:list-style-name="L37">
      <style:paragraph-properties fo:margin-left="0in" fo:margin-right="0in" fo:margin-top="0in" fo:margin-bottom="0.1965in" style:contextual-spacing="false" fo:text-indent="0in" style:auto-text-indent="false" style:writing-mode="lr-tb"/>
    </style:style>
    <style:style style:name="P68" style:family="paragraph" style:parent-style-name="Text_20_body" style:list-style-name="L38"/>
    <style:style style:name="P69" style:family="paragraph" style:parent-style-name="Text_20_body" style:list-style-name="L38">
      <style:paragraph-properties fo:margin-top="0in" fo:margin-bottom="0in" style:contextual-spacing="false"/>
    </style:style>
    <style:style style:name="P70" style:family="paragraph" style:parent-style-name="Text_20_body" style:list-style-name="L39"/>
    <style:style style:name="P71" style:family="paragraph" style:parent-style-name="Text_20_body" style:list-style-name="L39">
      <style:paragraph-properties fo:margin-top="0in" fo:margin-bottom="0in" style:contextual-spacing="false"/>
    </style:style>
    <style:style style:name="P72" style:family="paragraph" style:parent-style-name="Text_20_body" style:list-style-name="L40"/>
    <style:style style:name="P73" style:family="paragraph" style:parent-style-name="Text_20_body" style:list-style-name="L41">
      <style:paragraph-properties fo:margin-top="0in" fo:margin-bottom="0in" style:contextual-spacing="false"/>
    </style:style>
    <style:style style:name="P74" style:family="paragraph" style:parent-style-name="Text_20_body" style:list-style-name="L41"/>
    <style:style style:name="P75" style:family="paragraph" style:parent-style-name="Text_20_body" style:list-style-name="L42">
      <style:paragraph-properties fo:margin-top="0in" fo:margin-bottom="0in" style:contextual-spacing="false"/>
    </style:style>
    <style:style style:name="P76" style:family="paragraph" style:parent-style-name="Text_20_body" style:list-style-name="L42"/>
    <style:style style:name="P77" style:family="paragraph" style:parent-style-name="Text_20_body" style:list-style-name="L43">
      <style:paragraph-properties fo:margin-top="0in" fo:margin-bottom="0in" style:contextual-spacing="false"/>
    </style:style>
    <style:style style:name="P78" style:family="paragraph" style:parent-style-name="Text_20_body" style:list-style-name="L43"/>
    <style:style style:name="P79" style:family="paragraph" style:parent-style-name="Text_20_body" style:list-style-name="L44">
      <style:paragraph-properties fo:margin-top="0in" fo:margin-bottom="0in" style:contextual-spacing="false"/>
    </style:style>
    <style:style style:name="P80" style:family="paragraph" style:parent-style-name="Text_20_body" style:list-style-name="L44"/>
    <style:style style:name="P81" style:family="paragraph" style:parent-style-name="Text_20_body">
      <style:paragraph-properties fo:margin-top="0in" fo:margin-bottom="0in" style:contextual-spacing="fals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hatgpt.com/" text:style-name="Internet_20_link" text:visited-style-name="Visited_20_Internet_20_Link"><draw:frame draw:style-name="fr1" draw:name="Frame1" text:anchor-type="char" svg:width="0.0161in" draw:z-index="0"><draw:text-box fo:min-height="0.0161in"><text:h text:style-name="P2" text:outline-level="2">Chat history</text:h></draw:text-box></draw:frame>ChatGPT</text:a></text:p>
      <text:h text:style-name="Heading_20_3" text:outline-level="3">Today</text:h>
      <text:list text:style-name="L1">
        <text:list-item>
          <text:p text:style-name="P3"><text:a xlink:type="simple" xlink:href="https://chatgpt.com/c/6706ca59-5308-8008-a4f3-0c55136a631e" text:style-name="Internet_20_link" text:visited-style-name="Visited_20_Internet_20_Link">Terminal Based Web Browsers</text:a></text:p>
        </text:list-item>
        <text:list-item>
          <text:p text:style-name="P4"><text:a xlink:type="simple" xlink:href="https://chatgpt.com/c/6703fd2b-9090-8008-ab71-1fde95f8c77b" text:style-name="Internet_20_link" text:visited-style-name="Visited_20_Internet_20_Link">Codigos Java Entrevista</text:a></text:p>
        </text:list-item>
      </text:list>
      <text:h text:style-name="Heading_20_3" text:outline-level="3">Previous 7 Days</text:h>
      <text:list text:style-name="L2">
        <text:list-item>
          <text:p text:style-name="P5"><text:a xlink:type="simple" xlink:href="https://chatgpt.com/c/6703f3d1-04d8-8008-84aa-fb47d8fe9852" text:style-name="Internet_20_link" text:visited-style-name="Visited_20_Internet_20_Link">Rol de programador junior</text:a></text:p>
        </text:list-item>
        <text:list-item>
          <text:p text:style-name="P5"><text:a xlink:type="simple" xlink:href="https://chatgpt.com/c/6701d1fa-3398-8008-85f4-cae740211fd9" text:style-name="Internet_20_link" text:visited-style-name="Visited_20_Internet_20_Link">HashSet HashMap Set Map</text:a></text:p>
        </text:list-item>
        <text:list-item>
          <text:p text:style-name="P5"><text:a xlink:type="simple" xlink:href="https://chatgpt.com/c/6700502c-0e68-8008-89a6-5cfcde0d32b5" text:style-name="Internet_20_link" text:visited-style-name="Visited_20_Internet_20_Link">Qué es CRM</text:a></text:p>
        </text:list-item>
        <text:list-item>
          <text:p text:style-name="P5"><text:a xlink:type="simple" xlink:href="https://chatgpt.com/c/6700159c-cff0-8008-bcc4-75888135df33" text:style-name="Internet_20_link" text:visited-style-name="Visited_20_Internet_20_Link">Edades de amigos cálculos</text:a></text:p>
        </text:list-item>
        <text:list-item>
          <text:p text:style-name="P5"><text:a xlink:type="simple" xlink:href="https://chatgpt.com/c/67000e5f-3a60-8008-a87a-4efca2d43723" text:style-name="Internet_20_link" text:visited-style-name="Visited_20_Internet_20_Link">Pruebas psicométricas en Evalua</text:a></text:p>
        </text:list-item>
        <text:list-item>
          <text:p text:style-name="P5"><text:a xlink:type="simple" xlink:href="https://chatgpt.com/c/66ff27e3-744c-8008-afba-00748bcfe084" text:style-name="Internet_20_link" text:visited-style-name="Visited_20_Internet_20_Link">Arquitectura de software explicación</text:a></text:p>
        </text:list-item>
        <text:list-item>
          <text:p text:style-name="P5"><text:a xlink:type="simple" xlink:href="https://chatgpt.com/c/66fee522-6ee4-8008-a56e-4fd6a147c105" text:style-name="Internet_20_link" text:visited-style-name="Visited_20_Internet_20_Link">Entrevista desarrollo PHP API</text:a></text:p>
        </text:list-item>
        <text:list-item>
          <text:p text:style-name="P5"><text:a xlink:type="simple" xlink:href="https://chatgpt.com/c/66e080e0-5a84-8008-844d-7d639e23a1ca" text:style-name="Internet_20_link" text:visited-style-name="Visited_20_Internet_20_Link">Aprender Git Principiantes</text:a></text:p>
        </text:list-item>
        <text:list-item>
          <text:p text:style-name="P5"><text:a xlink:type="simple" xlink:href="https://chatgpt.com/c/66fddc64-2d10-8008-af60-3e74e679db9a" text:style-name="Internet_20_link" text:visited-style-name="Visited_20_Internet_20_Link">Mejores prácticas Git y GitHub</text:a></text:p>
        </text:list-item>
        <text:list-item>
          <text:p text:style-name="P5"><text:a xlink:type="simple" xlink:href="https://chatgpt.com/c/66fdb22e-e638-8008-96db-c907216371c5" text:style-name="Internet_20_link" text:visited-style-name="Visited_20_Internet_20_Link">Requerimiento API Gestión Inventario</text:a></text:p>
        </text:list-item>
        <text:list-item>
          <text:p text:style-name="P5"><text:a xlink:type="simple" xlink:href="https://chatgpt.com/c/66f6c713-a7fc-8008-a98b-b3b137de410e" text:style-name="Internet_20_link" text:visited-style-name="Visited_20_Internet_20_Link">Objetivo de un desarrollador</text:a></text:p>
        </text:list-item>
        <text:list-item>
          <text:p text:style-name="P6"><text:a xlink:type="simple" xlink:href="https://chatgpt.com/c/66fd6bde-95b4-8008-9584-a53d53fd5e2c" text:style-name="Internet_20_link" text:visited-style-name="Visited_20_Internet_20_Link">Tarea programada en Excel</text:a></text:p>
        </text:list-item>
      </text:list>
      <text:h text:style-name="Heading_20_3" text:outline-level="3">Previous 30 Days</text:h>
      <text:list text:style-name="L3">
        <text:list-item>
          <text:p text:style-name="P7"><text:a xlink:type="simple" xlink:href="https://chatgpt.com/c/66f96e0d-e1d0-8008-a437-76ed214556d0" text:style-name="Internet_20_link" text:visited-style-name="Visited_20_Internet_20_Link">Agregar dependencia Jakarta Spring Boot</text:a></text:p>
        </text:list-item>
        <text:list-item>
          <text:p text:style-name="P7"><text:a xlink:type="simple" xlink:href="https://chatgpt.com/c/66f8aca0-6f54-8008-a6d9-72a367b0821a" text:style-name="Internet_20_link" text:visited-style-name="Visited_20_Internet_20_Link">Proyecto consola Java Arch</text:a></text:p>
        </text:list-item>
        <text:list-item>
          <text:p text:style-name="P7"><text:a xlink:type="simple" xlink:href="https://chatgpt.com/c/66f740eb-3974-8008-90ef-eddf17608a6c" text:style-name="Internet_20_link" text:visited-style-name="Visited_20_Internet_20_Link">Dashboard con VBA Excel</text:a></text:p>
        </text:list-item>
        <text:list-item>
          <text:p text:style-name="P7"><text:a xlink:type="simple" xlink:href="https://chatgpt.com/c/66f6e4bb-b6e0-8008-919b-0d12456a0fa4" text:style-name="Internet_20_link" text:visited-style-name="Visited_20_Internet_20_Link">Gradle vs Maven en Spring</text:a></text:p>
        </text:list-item>
        <text:list-item>
          <text:p text:style-name="P7"><text:a xlink:type="simple" xlink:href="https://chatgpt.com/c/66f6abe7-2760-8008-a0e7-6e1cc3047525" text:style-name="Internet_20_link" text:visited-style-name="Visited_20_Internet_20_Link">Definición de API</text:a></text:p>
        </text:list-item>
        <text:list-item>
          <text:p text:style-name="P7"><text:a xlink:type="simple" xlink:href="https://chatgpt.com/c/66f58092-1e98-8008-be8b-9715f0a9a060" text:style-name="Internet_20_link" text:visited-style-name="Visited_20_Internet_20_Link">Seleccionar archivo en C#</text:a></text:p>
        </text:list-item>
        <text:list-item>
          <text:p text:style-name="P7"><text:a xlink:type="simple" xlink:href="https://chatgpt.com/c/66f2dce2-1940-8008-80c4-3bc9f02e15c0" text:style-name="Internet_20_link" text:visited-style-name="Visited_20_Internet_20_Link">Error comando httprepl Arch Linux</text:a></text:p>
        </text:list-item>
        <text:list-item>
          <text:p text:style-name="P7"><text:a xlink:type="simple" xlink:href="https://chatgpt.com/c/66f2d380-3c50-8008-a4a5-ba590e24ee57" text:style-name="Internet_20_link" text:visited-style-name="Visited_20_Internet_20_Link">Docker on Arch Linux</text:a></text:p>
        </text:list-item>
        <text:list-item>
          <text:p text:style-name="P7"><text:a xlink:type="simple" xlink:href="https://chatgpt.com/c/66f1b6d8-cb78-8008-aef6-9faf94cdf770" text:style-name="Internet_20_link" text:visited-style-name="Visited_20_Internet_20_Link">Instalación de Docker Windows</text:a></text:p>
        </text:list-item>
        <text:list-item>
          <text:p text:style-name="P7"><text:a xlink:type="simple" xlink:href="https://chatgpt.com/c/66f1b36a-3560-8008-b268-bfa309c0483c" text:style-name="Internet_20_link" text:visited-style-name="Visited_20_Internet_20_Link">Códigos ASCII grado y guion</text:a></text:p>
        </text:list-item>
        <text:list-item>
          <text:p text:style-name="P7"><text:a xlink:type="simple" xlink:href="https://chatgpt.com/c/66eed6a2-13d8-8008-8394-1b7b26e33c5a" text:style-name="Internet_20_link" text:visited-style-name="Visited_20_Internet_20_Link">Aprender Angular Fundamentos Clave</text:a></text:p>
        </text:list-item>
        <text:list-item>
          <text:p text:style-name="P7"><text:a xlink:type="simple" xlink:href="https://chatgpt.com/c/66eed448-4608-8008-9ab0-8f6275b363d6" text:style-name="Internet_20_link" text:visited-style-name="Visited_20_Internet_20_Link">Diagrama de flujo cronómetro</text:a></text:p>
        </text:list-item>
        <text:list-item>
          <text:p text:style-name="P7"><text:a xlink:type="simple" xlink:href="https://chatgpt.com/c/66ee04da-bff0-8008-be87-68acdd762a12" text:style-name="Internet_20_link" text:visited-style-name="Visited_20_Internet_20_Link">Análisis de datos Megacable</text:a></text:p>
        </text:list-item>
        <text:list-item>
          <text:p text:style-name="P8"><text:a xlink:type="simple" xlink:href="https://chatgpt.com/c/66edf640-d8d8-8008-a72a-d4b80ad02e42" text:style-name="Internet_20_link" text:visited-style-name="Visited_20_Internet_20_Link">Patrones de diseño .NET</text:a></text:p>
        </text:list-item>
      </text:list>
      <text:p text:style-name="P1">Upgrade planMore access to the best models</text:p>
      <text:h text:style-name="Heading_20_5" text:outline-level="5">You said:</text:h>
      <text:p text:style-name="Text_20_body">posible codigos en una entrevista en java</text:p>
      <text:h text:style-name="Heading_20_6" text:outline-level="6"><text:soft-page-break/>ChatGPT said:</text:h>
      <text:p text:style-name="Text_20_body">En una entrevista para un puesto de Java, pueden pedirte resolver ejercicios de distintos niveles de dificultad, desde los más básicos sobre estructuras de control hasta problemas más avanzados sobre estructuras de datos, POO, o patrones de diseño. A continuación te muestro algunos ejemplos de posibles preguntas con su respectivo código en Java:</text:p>
      <text:h text:style-name="Heading_20_3" text:outline-level="3">1. <text:span text:style-name="Strong_20_Emphasis">Revertir una cadena</text:span></text:h>
      <text:p text:style-name="Text_20_body">Una de las preguntas clásicas, simple pero efectiva.</text:p>
      <text:p text:style-name="P9">java</text:p>
      <text:p text:style-name="P10"><text:span text:style-name="Source_20_Text">public class Main {</text:span></text:p>
      <text:p text:style-name="P11"><text:span text:style-name="Source_20_Text"><text:s text:c="4"/>public static void main(String[] args) {</text:span></text:p>
      <text:p text:style-name="P11"><text:span text:style-name="Source_20_Text"><text:s text:c="8"/>String str = "Entrevista Java";</text:span></text:p>
      <text:p text:style-name="P11"><text:span text:style-name="Source_20_Text"><text:s text:c="8"/>String reversed = new StringBuilder(str).reverse().toString();</text:span></text:p>
      <text:p text:style-name="P11"><text:span text:style-name="Source_20_Text"><text:s text:c="8"/>System.out.println(reversed);</text:span></text:p>
      <text:p text:style-name="P11"><text:span text:style-name="Source_20_Text"><text:s text:c="4"/>}</text:span></text:p>
      <text:p text:style-name="P12"><text:span text:style-name="Source_20_Text">}</text:span></text:p>
      <text:h text:style-name="Heading_20_3" text:outline-level="3">2. <text:span text:style-name="Strong_20_Emphasis">Detectar si un número es primo</text:span></text:h>
      <text:p text:style-name="Text_20_body">Es un ejercicio común para evaluar el uso de bucles y control de flujo.</text:p>
      <text:p text:style-name="P9">java</text:p>
      <text:p text:style-name="P10"><text:span text:style-name="Source_20_Text">public class Main {</text:span></text:p>
      <text:p text:style-name="P11"><text:span text:style-name="Source_20_Text"><text:s text:c="4"/>public static void main(String[] args) {</text:span></text:p>
      <text:p text:style-name="P11"><text:span text:style-name="Source_20_Text"><text:s text:c="8"/>int num = 29;</text:span></text:p>
      <text:p text:style-name="P11"><text:span text:style-name="Source_20_Text"><text:s text:c="8"/>boolean esPrimo = true;</text:span></text:p>
      <text:p text:style-name="P11"/>
      <text:p text:style-name="P11"><text:span text:style-name="Source_20_Text"><text:s text:c="8"/>for (int i = 2; i &lt;= num / 2; i++) {</text:span></text:p>
      <text:p text:style-name="P11"><text:span text:style-name="Source_20_Text"><text:s text:c="12"/>if (num % i == 0) {</text:span></text:p>
      <text:p text:style-name="P11"><text:span text:style-name="Source_20_Text"><text:s text:c="16"/>esPrimo = false;</text:span></text:p>
      <text:p text:style-name="P11"><text:span text:style-name="Source_20_Text"><text:s text:c="16"/>break;</text:span></text:p>
      <text:p text:style-name="P11"><text:span text:style-name="Source_20_Text"><text:s text:c="12"/>}</text:span></text:p>
      <text:p text:style-name="P11"><text:span text:style-name="Source_20_Text"><text:s text:c="8"/>}</text:span></text:p>
      <text:p text:style-name="P11"/>
      <text:p text:style-name="P11"><text:span text:style-name="Source_20_Text"><text:s text:c="8"/>if (esPrimo)</text:span></text:p>
      <text:p text:style-name="P11"><text:span text:style-name="Source_20_Text"><text:s text:c="12"/>System.out.println(num + " es un número primo.");</text:span></text:p>
      <text:p text:style-name="P11"><text:span text:style-name="Source_20_Text"><text:s text:c="8"/>else</text:span></text:p>
      <text:p text:style-name="P11"><text:span text:style-name="Source_20_Text"><text:s text:c="12"/>System.out.println(num + " no es un número primo.");</text:span></text:p>
      <text:p text:style-name="P11"><text:span text:style-name="Source_20_Text"><text:s text:c="4"/>}</text:span></text:p>
      <text:p text:style-name="P12"><text:span text:style-name="Source_20_Text">}</text:span></text:p>
      <text:h text:style-name="Heading_20_3" text:outline-level="3">3. <text:span text:style-name="Strong_20_Emphasis">Fibonacci recursivo</text:span></text:h>
      <text:p text:style-name="Text_20_body">Evaluación de la recursividad.</text:p>
      <text:p text:style-name="P9">java</text:p>
      <text:p text:style-name="P10"><text:span text:style-name="Source_20_Text">public class Main {</text:span></text:p>
      <text:p text:style-name="P11"><text:span text:style-name="Source_20_Text"><text:s text:c="4"/>public static void main(String[] args) {</text:span></text:p>
      <text:p text:style-name="P11"><text:span text:style-name="Source_20_Text"><text:s text:c="8"/>int n = 10;</text:span></text:p>
      <text:p text:style-name="P11"><text:span text:style-name="Source_20_Text"><text:s text:c="8"/>for (int i = 0; i &lt; n; i++) {</text:span></text:p>
      <text:p text:style-name="P11"><text:soft-page-break/><text:span text:style-name="Source_20_Text"><text:s text:c="12"/>System.out.print(fibonacci(i) + " ");</text:span></text:p>
      <text:p text:style-name="P11"><text:span text:style-name="Source_20_Text"><text:s text:c="8"/>}</text:span></text:p>
      <text:p text:style-name="P11"><text:span text:style-name="Source_20_Text"><text:s text:c="4"/>}</text:span></text:p>
      <text:p text:style-name="P11"/>
      <text:p text:style-name="P11"><text:span text:style-name="Source_20_Text"><text:s text:c="4"/>public static int fibonacci(int n) {</text:span></text:p>
      <text:p text:style-name="P11"><text:span text:style-name="Source_20_Text"><text:s text:c="8"/>if (n &lt;= 1) {</text:span></text:p>
      <text:p text:style-name="P11"><text:span text:style-name="Source_20_Text"><text:s text:c="12"/>return n;</text:span></text:p>
      <text:p text:style-name="P11"><text:span text:style-name="Source_20_Text"><text:s text:c="8"/>} else {</text:span></text:p>
      <text:p text:style-name="P11"><text:span text:style-name="Source_20_Text"><text:s text:c="12"/>return fibonacci(n - 1) + fibonacci(n - 2);</text:span></text:p>
      <text:p text:style-name="P11"><text:span text:style-name="Source_20_Text"><text:s text:c="8"/>}</text:span></text:p>
      <text:p text:style-name="P11"><text:span text:style-name="Source_20_Text"><text:s text:c="4"/>}</text:span></text:p>
      <text:p text:style-name="P12"><text:span text:style-name="Source_20_Text">}</text:span></text:p>
      <text:h text:style-name="Heading_20_3" text:outline-level="3">4. <text:span text:style-name="Strong_20_Emphasis">Palíndromo</text:span></text:h>
      <text:p text:style-name="Text_20_body">Verificar si una palabra es un palíndromo.</text:p>
      <text:p text:style-name="P9">java</text:p>
      <text:p text:style-name="P10"><text:span text:style-name="Source_20_Text">public class Main {</text:span></text:p>
      <text:p text:style-name="P11"><text:span text:style-name="Source_20_Text"><text:s text:c="4"/>public static void main(String[] args) {</text:span></text:p>
      <text:p text:style-name="P11"><text:span text:style-name="Source_20_Text"><text:s text:c="8"/>String palabra = "radar";</text:span></text:p>
      <text:p text:style-name="P11"><text:span text:style-name="Source_20_Text"><text:s text:c="8"/>System.out.println(esPalindromo(palabra));</text:span></text:p>
      <text:p text:style-name="P11"><text:span text:style-name="Source_20_Text"><text:s text:c="4"/>}</text:span></text:p>
      <text:p text:style-name="P11"/>
      <text:p text:style-name="P11"><text:span text:style-name="Source_20_Text"><text:s text:c="4"/>public static boolean esPalindromo(String palabra) {</text:span></text:p>
      <text:p text:style-name="P11"><text:span text:style-name="Source_20_Text"><text:s text:c="8"/>int i = 0, j = palabra.length() - 1;</text:span></text:p>
      <text:p text:style-name="P11"><text:span text:style-name="Source_20_Text"><text:s text:c="8"/>while (i &lt; j) {</text:span></text:p>
      <text:p text:style-name="P11"><text:span text:style-name="Source_20_Text"><text:s text:c="12"/>if (palabra.charAt(i) != palabra.charAt(j))</text:span></text:p>
      <text:p text:style-name="P11"><text:span text:style-name="Source_20_Text"><text:s text:c="16"/>return false;</text:span></text:p>
      <text:p text:style-name="P11"><text:span text:style-name="Source_20_Text"><text:s text:c="12"/>i++;</text:span></text:p>
      <text:p text:style-name="P11"><text:span text:style-name="Source_20_Text"><text:s text:c="12"/>j--;</text:span></text:p>
      <text:p text:style-name="P11"><text:span text:style-name="Source_20_Text"><text:s text:c="8"/>}</text:span></text:p>
      <text:p text:style-name="P11"><text:span text:style-name="Source_20_Text"><text:s text:c="8"/>return true;</text:span></text:p>
      <text:p text:style-name="P11"><text:span text:style-name="Source_20_Text"><text:s text:c="4"/>}</text:span></text:p>
      <text:p text:style-name="P12"><text:span text:style-name="Source_20_Text">}</text:span></text:p>
      <text:h text:style-name="Heading_20_3" text:outline-level="3">5. <text:span text:style-name="Strong_20_Emphasis">Ordenamiento de un array (Burbuja)</text:span></text:h>
      <text:p text:style-name="Text_20_body">Implementación de un algoritmo simple de ordenamiento.</text:p>
      <text:p text:style-name="P9">java</text:p>
      <text:p text:style-name="P10"><text:span text:style-name="Source_20_Text">public class Main {</text:span></text:p>
      <text:p text:style-name="P11"><text:span text:style-name="Source_20_Text"><text:s text:c="4"/>public static void main(String[] args) {</text:span></text:p>
      <text:p text:style-name="P11"><text:span text:style-name="Source_20_Text"><text:s text:c="8"/>int[] arr = {5, 1, 4, 2, 8};</text:span></text:p>
      <text:p text:style-name="P11"><text:span text:style-name="Source_20_Text"><text:s text:c="8"/>bubbleSort(arr);</text:span></text:p>
      <text:p text:style-name="P11"/>
      <text:p text:style-name="P11"><text:span text:style-name="Source_20_Text"><text:s text:c="8"/>System.out.println("Array ordenado:");</text:span></text:p>
      <text:p text:style-name="P11"><text:span text:style-name="Source_20_Text"><text:s text:c="8"/>for (int num : arr) {</text:span></text:p>
      <text:p text:style-name="P11"><text:span text:style-name="Source_20_Text"><text:s text:c="12"/>System.out.print(num + " ");</text:span></text:p>
      <text:p text:style-name="P11"><text:span text:style-name="Source_20_Text"><text:s text:c="8"/>}</text:span></text:p>
      <text:p text:style-name="P11"><text:span text:style-name="Source_20_Text"><text:s text:c="4"/>}</text:span></text:p>
      <text:p text:style-name="P11"/>
      <text:p text:style-name="P11"><text:span text:style-name="Source_20_Text"><text:s text:c="4"/>public static void bubbleSort(int[] arr) {</text:span></text:p>
      <text:p text:style-name="P11"><text:span text:style-name="Source_20_Text"><text:s text:c="8"/>int n = arr.length;</text:span></text:p>
      <text:p text:style-name="P11"><text:span text:style-name="Source_20_Text"><text:s text:c="8"/>for (int i = 0; i &lt; n - 1; i++) {</text:span></text:p>
      <text:p text:style-name="P11"><text:soft-page-break/><text:span text:style-name="Source_20_Text"><text:s text:c="12"/>for (int j = 0; j &lt; n - i - 1; j++) {</text:span></text:p>
      <text:p text:style-name="P11"><text:span text:style-name="Source_20_Text"><text:s text:c="16"/>if (arr[j] &gt; arr[j + 1]) {</text:span></text:p>
      <text:p text:style-name="P11"><text:span text:style-name="Source_20_Text"><text:s text:c="20"/>// Intercambiar arr[j] y arr[j+1]</text:span></text:p>
      <text:p text:style-name="P11"><text:span text:style-name="Source_20_Text"><text:s text:c="20"/>int temp = arr[j];</text:span></text:p>
      <text:p text:style-name="P11"><text:span text:style-name="Source_20_Text"><text:s text:c="20"/>arr[j] = arr[j + 1];</text:span></text:p>
      <text:p text:style-name="P11"><text:span text:style-name="Source_20_Text"><text:s text:c="20"/>arr[j + 1] = temp;</text:span></text:p>
      <text:p text:style-name="P11"><text:span text:style-name="Source_20_Text"><text:s text:c="16"/>}</text:span></text:p>
      <text:p text:style-name="P11"><text:span text:style-name="Source_20_Text"><text:s text:c="12"/>}</text:span></text:p>
      <text:p text:style-name="P11"><text:span text:style-name="Source_20_Text"><text:s text:c="8"/>}</text:span></text:p>
      <text:p text:style-name="P11"><text:span text:style-name="Source_20_Text"><text:s text:c="4"/>}</text:span></text:p>
      <text:p text:style-name="P12"><text:span text:style-name="Source_20_Text">}</text:span></text:p>
      <text:h text:style-name="Heading_20_3" text:outline-level="3">6. <text:span text:style-name="Strong_20_Emphasis">Clase y objetos (POO)</text:span></text:h>
      <text:p text:style-name="Text_20_body">Pueden preguntarte cómo crear y utilizar clases y objetos.</text:p>
      <text:p text:style-name="P9">java</text:p>
      <text:p text:style-name="P10"><text:span text:style-name="Source_20_Text">class Coche {</text:span></text:p>
      <text:p text:style-name="P11"><text:span text:style-name="Source_20_Text"><text:s text:c="4"/>String marca;</text:span></text:p>
      <text:p text:style-name="P11"><text:span text:style-name="Source_20_Text"><text:s text:c="4"/>String modelo;</text:span></text:p>
      <text:p text:style-name="P11"><text:span text:style-name="Source_20_Text"><text:s text:c="4"/>int año;</text:span></text:p>
      <text:p text:style-name="P11"/>
      <text:p text:style-name="P11"><text:span text:style-name="Source_20_Text"><text:s text:c="4"/>// Constructor</text:span></text:p>
      <text:p text:style-name="P11"><text:span text:style-name="Source_20_Text"><text:s text:c="4"/>public Coche(String marca, String modelo, int año) {</text:span></text:p>
      <text:p text:style-name="P11"><text:span text:style-name="Source_20_Text"><text:s text:c="8"/>this.marca = marca;</text:span></text:p>
      <text:p text:style-name="P11"><text:span text:style-name="Source_20_Text"><text:s text:c="8"/>this.modelo = modelo;</text:span></text:p>
      <text:p text:style-name="P11"><text:span text:style-name="Source_20_Text"><text:s text:c="8"/>this.año = año;</text:span></text:p>
      <text:p text:style-name="P11"><text:span text:style-name="Source_20_Text"><text:s text:c="4"/>}</text:span></text:p>
      <text:p text:style-name="P11"/>
      <text:p text:style-name="P11"><text:span text:style-name="Source_20_Text"><text:s text:c="4"/>// Método para imprimir información</text:span></text:p>
      <text:p text:style-name="P11"><text:span text:style-name="Source_20_Text"><text:s text:c="4"/>public void imprimirInfo() {</text:span></text:p>
      <text:p text:style-name="P11"><text:span text:style-name="Source_20_Text"><text:s text:c="8"/>System.out.println("Marca: " + marca + ", Modelo: " + modelo + ", Año: " + año);</text:span></text:p>
      <text:p text:style-name="P11"><text:span text:style-name="Source_20_Text"><text:s text:c="4"/>}</text:span></text:p>
      <text:p text:style-name="P11"><text:span text:style-name="Source_20_Text">}</text:span></text:p>
      <text:p text:style-name="P11"/>
      <text:p text:style-name="P11"><text:span text:style-name="Source_20_Text">public class Main {</text:span></text:p>
      <text:p text:style-name="P11"><text:span text:style-name="Source_20_Text"><text:s text:c="4"/>public static void main(String[] args) {</text:span></text:p>
      <text:p text:style-name="P11"><text:span text:style-name="Source_20_Text"><text:s text:c="8"/>Coche miCoche = new Coche("Toyota", "Corolla", 2020);</text:span></text:p>
      <text:p text:style-name="P11"><text:span text:style-name="Source_20_Text"><text:s text:c="8"/>miCoche.imprimirInfo();</text:span></text:p>
      <text:p text:style-name="P11"><text:span text:style-name="Source_20_Text"><text:s text:c="4"/>}</text:span></text:p>
      <text:p text:style-name="P12"><text:span text:style-name="Source_20_Text">}</text:span></text:p>
      <text:h text:style-name="Heading_20_3" text:outline-level="3">7. <text:span text:style-name="Strong_20_Emphasis">Multithreading</text:span></text:h>
      <text:p text:style-name="Text_20_body">Si el puesto requiere conocimiento en concurrencia, podrían preguntarte sobre la creación de hilos.</text:p>
      <text:p text:style-name="P9">java</text:p>
      <text:p text:style-name="P10"><text:span text:style-name="Source_20_Text">class MiHilo extends Thread {</text:span></text:p>
      <text:p text:style-name="P11"><text:span text:style-name="Source_20_Text"><text:s text:c="4"/>public void run() {</text:span></text:p>
      <text:p text:style-name="P11"><text:span text:style-name="Source_20_Text"><text:s text:c="8"/>for (int i = 1; i &lt;= 5; i++) {</text:span></text:p>
      <text:p text:style-name="P11"><text:span text:style-name="Source_20_Text"><text:s text:c="12"/>System.out.println(i + " Ejecutando el hilo " + Thread.currentThread().getName());</text:span></text:p>
      <text:p text:style-name="P11"><text:span text:style-name="Source_20_Text"><text:s text:c="8"/>}</text:span></text:p>
      <text:p text:style-name="P11"><text:span text:style-name="Source_20_Text"><text:s text:c="4"/>}</text:span></text:p>
      <text:p text:style-name="P11"><text:soft-page-break/><text:span text:style-name="Source_20_Text">}</text:span></text:p>
      <text:p text:style-name="P11"/>
      <text:p text:style-name="P11"><text:span text:style-name="Source_20_Text">public class Main {</text:span></text:p>
      <text:p text:style-name="P11"><text:span text:style-name="Source_20_Text"><text:s text:c="4"/>public static void main(String[] args) {</text:span></text:p>
      <text:p text:style-name="P11"><text:span text:style-name="Source_20_Text"><text:s text:c="8"/>MiHilo hilo1 = new MiHilo();</text:span></text:p>
      <text:p text:style-name="P11"><text:span text:style-name="Source_20_Text"><text:s text:c="8"/>MiHilo hilo2 = new MiHilo();</text:span></text:p>
      <text:p text:style-name="P11"/>
      <text:p text:style-name="P11"><text:span text:style-name="Source_20_Text"><text:s text:c="8"/>hilo1.start();</text:span></text:p>
      <text:p text:style-name="P11"><text:span text:style-name="Source_20_Text"><text:s text:c="8"/>hilo2.start();</text:span></text:p>
      <text:p text:style-name="P11"><text:span text:style-name="Source_20_Text"><text:s text:c="4"/>}</text:span></text:p>
      <text:p text:style-name="P12"><text:span text:style-name="Source_20_Text">}</text:span></text:p>
      <text:h text:style-name="Heading_20_3" text:outline-level="3">8. <text:span text:style-name="Strong_20_Emphasis">Manejo de excepciones</text:span></text:h>
      <text:p text:style-name="Text_20_body">Ejercicio para mostrar la gestión de errores.</text:p>
      <text:p text:style-name="P9">java</text:p>
      <text:p text:style-name="P10"><text:span text:style-name="Source_20_Text">public class Main {</text:span></text:p>
      <text:p text:style-name="P11"><text:span text:style-name="Source_20_Text"><text:s text:c="4"/>public static void main(String[] args) {</text:span></text:p>
      <text:p text:style-name="P11"><text:span text:style-name="Source_20_Text"><text:s text:c="8"/>try {</text:span></text:p>
      <text:p text:style-name="P11"><text:span text:style-name="Source_20_Text"><text:s text:c="12"/>int division = 10 / 0;</text:span></text:p>
      <text:p text:style-name="P11"><text:span text:style-name="Source_20_Text"><text:s text:c="8"/>} catch (ArithmeticException e) {</text:span></text:p>
      <text:p text:style-name="P11"><text:span text:style-name="Source_20_Text"><text:s text:c="12"/>System.out.println("Error: No se puede dividir por cero.");</text:span></text:p>
      <text:p text:style-name="P11"><text:span text:style-name="Source_20_Text"><text:s text:c="8"/>} finally {</text:span></text:p>
      <text:p text:style-name="P11"><text:span text:style-name="Source_20_Text"><text:s text:c="12"/>System.out.println("Bloque finally siempre se ejecuta.");</text:span></text:p>
      <text:p text:style-name="P11"><text:span text:style-name="Source_20_Text"><text:s text:c="8"/>}</text:span></text:p>
      <text:p text:style-name="P11"><text:span text:style-name="Source_20_Text"><text:s text:c="4"/>}</text:span></text:p>
      <text:p text:style-name="P12"><text:span text:style-name="Source_20_Text">}</text:span></text:p>
      <text:p text:style-name="Text_20_body">Estos son solo algunos ejemplos de ejercicios que podrían hacerte durante una entrevista para un puesto en Java. Dependiendo del nivel del puesto, las preguntas pueden ser más o menos complicadas, involucrando patrones de diseño, optimización o preguntas sobre algoritmos más avanzados.</text:p>
      <text:h text:style-name="Heading_20_5" text:outline-level="5">You said:</text:h>
      <text:p text:style-name="Text_20_body">eliminar duplicados de un arreglo o lista</text:p>
      <text:h text:style-name="Heading_20_6" text:outline-level="6">ChatGPT said:</text:h>
      <text:p text:style-name="Text_20_body">Eliminar duplicados de un arreglo o lista es una tarea común en programación, y en Java hay varias maneras de lograrlo. A continuación te muestro diferentes enfoques:</text:p>
      <text:h text:style-name="Heading_20_3" text:outline-level="3">1. <text:span text:style-name="Strong_20_Emphasis">Usando </text:span><text:span text:style-name="Strong_20_Emphasis"><text:span text:style-name="Source_20_Text">HashSet</text:span></text:span><text:span text:style-name="Strong_20_Emphasis"> (para eliminar duplicados en listas)</text:span></text:h>
      <text:p text:style-name="Text_20_body">Un <text:span text:style-name="Source_20_Text">HashSet</text:span> no permite elementos duplicados, por lo que al agregar los elementos de la lista a un <text:span text:style-name="Source_20_Text">HashSet</text:span>, se eliminarán los duplicados automáticamente.</text:p>
      <text:p text:style-name="P9">java</text:p>
      <text:p text:style-name="P10"><text:span text:style-name="Source_20_Text">import java.util.*;</text:span></text:p>
      <text:p text:style-name="P11"/>
      <text:p text:style-name="P11"><text:span text:style-name="Source_20_Text">public class Main {</text:span></text:p>
      <text:p text:style-name="P11"><text:span text:style-name="Source_20_Text"><text:s text:c="4"/>public static void main(String[] args) {</text:span></text:p>
      <text:p text:style-name="P11"><text:span text:style-name="Source_20_Text"><text:s text:c="8"/>List&lt;Integer&gt; listaConDuplicados = Arrays.asList(1, 2, 3, 2, 4, 1, 5, 3);</text:span></text:p>
      <text:p text:style-name="P11"/>
      <text:p text:style-name="P11"><text:soft-page-break/><text:span text:style-name="Source_20_Text"><text:s text:c="8"/>// Convertir a HashSet para eliminar duplicados</text:span></text:p>
      <text:p text:style-name="P11"><text:span text:style-name="Source_20_Text"><text:s text:c="8"/>Set&lt;Integer&gt; conjuntoSinDuplicados = new HashSet&lt;&gt;(listaConDuplicados);</text:span></text:p>
      <text:p text:style-name="P11"/>
      <text:p text:style-name="P11"><text:span text:style-name="Source_20_Text"><text:s text:c="8"/>// Convertir de nuevo a lista</text:span></text:p>
      <text:p text:style-name="P11"><text:span text:style-name="Source_20_Text"><text:s text:c="8"/>List&lt;Integer&gt; listaSinDuplicados = new ArrayList&lt;&gt;(conjuntoSinDuplicados);</text:span></text:p>
      <text:p text:style-name="P11"/>
      <text:p text:style-name="P11"><text:span text:style-name="Source_20_Text"><text:s text:c="8"/>System.out.println("Lista sin duplicados: " + listaSinDuplicados);</text:span></text:p>
      <text:p text:style-name="P11"><text:span text:style-name="Source_20_Text"><text:s text:c="4"/>}</text:span></text:p>
      <text:p text:style-name="P12"><text:span text:style-name="Source_20_Text">}</text:span></text:p>
      <text:h text:style-name="Heading_20_3" text:outline-level="3">2. <text:span text:style-name="Strong_20_Emphasis">Usando un bucle y una estructura auxiliar (para arreglos)</text:span></text:h>
      <text:p text:style-name="Text_20_body">Si quieres mantener el orden de los elementos sin usar estructuras como <text:span text:style-name="Source_20_Text">Set</text:span>, puedes usar un enfoque con bucles y una lista auxiliar.</text:p>
      <text:p text:style-name="P9">java</text:p>
      <text:p text:style-name="P10"><text:span text:style-name="Source_20_Text">import java.util.ArrayList;</text:span></text:p>
      <text:p text:style-name="P11"><text:span text:style-name="Source_20_Text">import java.util.Arrays;</text:span></text:p>
      <text:p text:style-name="P11"><text:span text:style-name="Source_20_Text">import java.util.List;</text:span></text:p>
      <text:p text:style-name="P11"/>
      <text:p text:style-name="P11"><text:span text:style-name="Source_20_Text">public class Main {</text:span></text:p>
      <text:p text:style-name="P11"><text:span text:style-name="Source_20_Text"><text:s text:c="4"/>public static void main(String[] args) {</text:span></text:p>
      <text:p text:style-name="P11"><text:span text:style-name="Source_20_Text"><text:s text:c="8"/>int[] arregloConDuplicados = {1, 2, 3, 2, 4, 1, 5, 3};</text:span></text:p>
      <text:p text:style-name="P11"/>
      <text:p text:style-name="P11"><text:span text:style-name="Source_20_Text"><text:s text:c="8"/>// Lista auxiliar para almacenar elementos sin duplicados</text:span></text:p>
      <text:p text:style-name="P11"><text:span text:style-name="Source_20_Text"><text:s text:c="8"/>List&lt;Integer&gt; listaAuxiliar = new ArrayList&lt;&gt;();</text:span></text:p>
      <text:p text:style-name="P11"/>
      <text:p text:style-name="P11"><text:span text:style-name="Source_20_Text"><text:s text:c="8"/>// Recorrer el arreglo y añadir solo elementos que no estén ya en la lista auxiliar</text:span></text:p>
      <text:p text:style-name="P11"><text:span text:style-name="Source_20_Text"><text:s text:c="8"/>for (int num : arregloConDuplicados) {</text:span></text:p>
      <text:p text:style-name="P11"><text:span text:style-name="Source_20_Text"><text:s text:c="12"/>if (!listaAuxiliar.contains(num)) {</text:span></text:p>
      <text:p text:style-name="P11"><text:span text:style-name="Source_20_Text"><text:s text:c="16"/>listaAuxiliar.add(num);</text:span></text:p>
      <text:p text:style-name="P11"><text:span text:style-name="Source_20_Text"><text:s text:c="12"/>}</text:span></text:p>
      <text:p text:style-name="P11"><text:span text:style-name="Source_20_Text"><text:s text:c="8"/>}</text:span></text:p>
      <text:p text:style-name="P11"/>
      <text:p text:style-name="P11"><text:span text:style-name="Source_20_Text"><text:s text:c="8"/>// Convertir la lista auxiliar de nuevo a un arreglo</text:span></text:p>
      <text:p text:style-name="P11"><text:span text:style-name="Source_20_Text"><text:s text:c="8"/>int[] arregloSinDuplicados = listaAuxiliar.stream().mapToInt(i -&gt; i).toArray();</text:span></text:p>
      <text:p text:style-name="P11"/>
      <text:p text:style-name="P11"><text:span text:style-name="Source_20_Text"><text:s text:c="8"/>System.out.println("Arreglo sin duplicados: " + Arrays.toString(arregloSinDuplicados));</text:span></text:p>
      <text:p text:style-name="P11"><text:span text:style-name="Source_20_Text"><text:s text:c="4"/>}</text:span></text:p>
      <text:p text:style-name="P12"><text:span text:style-name="Source_20_Text">}</text:span></text:p>
      <text:h text:style-name="Heading_20_3" text:outline-level="3">3. <text:span text:style-name="Strong_20_Emphasis">Usando Streams (Java 8 y posterior)</text:span></text:h>
      <text:p text:style-name="Text_20_body">A partir de Java 8, puedes usar la API de Streams para eliminar duplicados de una lista de manera concisa.</text:p>
      <text:p text:style-name="P9">java</text:p>
      <text:p text:style-name="P10"><text:span text:style-name="Source_20_Text">import java.util.Arrays;</text:span></text:p>
      <text:p text:style-name="P11"><text:span text:style-name="Source_20_Text">import java.util.List;</text:span></text:p>
      <text:p text:style-name="P11"><text:span text:style-name="Source_20_Text">import java.util.stream.Collectors;</text:span></text:p>
      <text:p text:style-name="P11"/>
      <text:p text:style-name="P11"><text:soft-page-break/><text:span text:style-name="Source_20_Text">public class Main {</text:span></text:p>
      <text:p text:style-name="P11"><text:span text:style-name="Source_20_Text"><text:s text:c="4"/>public static void main(String[] args) {</text:span></text:p>
      <text:p text:style-name="P11"><text:span text:style-name="Source_20_Text"><text:s text:c="8"/>List&lt;Integer&gt; listaConDuplicados = Arrays.asList(1, 2, 3, 2, 4, 1, 5, 3);</text:span></text:p>
      <text:p text:style-name="P11"/>
      <text:p text:style-name="P11"><text:span text:style-name="Source_20_Text"><text:s text:c="8"/>// Usar Stream para eliminar duplicados</text:span></text:p>
      <text:p text:style-name="P11"><text:span text:style-name="Source_20_Text"><text:s text:c="8"/>List&lt;Integer&gt; listaSinDuplicados = listaConDuplicados.stream()</text:span></text:p>
      <text:p text:style-name="P11"><text:span text:style-name="Source_20_Text"><text:s text:c="42"/>.distinct()</text:span></text:p>
      <text:p text:style-name="P11"><text:span text:style-name="Source_20_Text"><text:s text:c="42"/>.collect(Collectors.toList());</text:span></text:p>
      <text:p text:style-name="P11"/>
      <text:p text:style-name="P11"><text:span text:style-name="Source_20_Text"><text:s text:c="8"/>System.out.println("Lista sin duplicados: " + listaSinDuplicados);</text:span></text:p>
      <text:p text:style-name="P11"><text:span text:style-name="Source_20_Text"><text:s text:c="4"/>}</text:span></text:p>
      <text:p text:style-name="P12"><text:span text:style-name="Source_20_Text">}</text:span></text:p>
      <text:h text:style-name="Heading_20_3" text:outline-level="3">4. <text:span text:style-name="Strong_20_Emphasis">Eliminar duplicados en arreglos ordenados</text:span></text:h>
      <text:p text:style-name="Text_20_body">Si el arreglo ya está ordenado, puedes eliminar duplicados usando dos punteros.</text:p>
      <text:p text:style-name="P9">java</text:p>
      <text:p text:style-name="P10"><text:span text:style-name="Source_20_Text">import java.util.Arrays;</text:span></text:p>
      <text:p text:style-name="P11"/>
      <text:p text:style-name="P11"><text:span text:style-name="Source_20_Text">public class Main {</text:span></text:p>
      <text:p text:style-name="P11"><text:span text:style-name="Source_20_Text"><text:s text:c="4"/>public static void main(String[] args) {</text:span></text:p>
      <text:p text:style-name="P11"><text:span text:style-name="Source_20_Text"><text:s text:c="8"/>int[] arregloConDuplicados = {1, 1, 2, 2, 3, 4, 4, 5};</text:span></text:p>
      <text:p text:style-name="P11"/>
      <text:p text:style-name="P11"><text:span text:style-name="Source_20_Text"><text:s text:c="8"/>// Arreglo debe estar ordenado para este enfoque</text:span></text:p>
      <text:p text:style-name="P11"><text:span text:style-name="Source_20_Text"><text:s text:c="8"/>int[] arregloSinDuplicados = eliminarDuplicadosOrdenados(arregloConDuplicados);</text:span></text:p>
      <text:p text:style-name="P11"/>
      <text:p text:style-name="P11"><text:span text:style-name="Source_20_Text"><text:s text:c="8"/>System.out.println("Arreglo sin duplicados: " + Arrays.toString(arregloSinDuplicados));</text:span></text:p>
      <text:p text:style-name="P11"><text:span text:style-name="Source_20_Text"><text:s text:c="4"/>}</text:span></text:p>
      <text:p text:style-name="P11"/>
      <text:p text:style-name="P11"><text:span text:style-name="Source_20_Text"><text:s text:c="4"/>public static int[] eliminarDuplicadosOrdenados(int[] arr) {</text:span></text:p>
      <text:p text:style-name="P11"><text:span text:style-name="Source_20_Text"><text:s text:c="8"/>if (arr.length == 0) return arr;</text:span></text:p>
      <text:p text:style-name="P11"/>
      <text:p text:style-name="P11"><text:span text:style-name="Source_20_Text"><text:s text:c="8"/>int j = 0;</text:span></text:p>
      <text:p text:style-name="P11"><text:span text:style-name="Source_20_Text"><text:s text:c="8"/>for (int i = 1; i &lt; arr.length; i++) {</text:span></text:p>
      <text:p text:style-name="P11"><text:span text:style-name="Source_20_Text"><text:s text:c="12"/>if (arr[i] != arr[j]) {</text:span></text:p>
      <text:p text:style-name="P11"><text:span text:style-name="Source_20_Text"><text:s text:c="16"/>j++;</text:span></text:p>
      <text:p text:style-name="P11"><text:span text:style-name="Source_20_Text"><text:s text:c="16"/>arr[j] = arr[i];</text:span></text:p>
      <text:p text:style-name="P11"><text:span text:style-name="Source_20_Text"><text:s text:c="12"/>}</text:span></text:p>
      <text:p text:style-name="P11"><text:span text:style-name="Source_20_Text"><text:s text:c="8"/>}</text:span></text:p>
      <text:p text:style-name="P11"/>
      <text:p text:style-name="P11"><text:span text:style-name="Source_20_Text"><text:s text:c="8"/>// Retornar el arreglo sin duplicados, ajustando el tamaño</text:span></text:p>
      <text:p text:style-name="P11"><text:span text:style-name="Source_20_Text"><text:s text:c="8"/>return Arrays.copyOf(arr, j + 1);</text:span></text:p>
      <text:p text:style-name="P11"><text:span text:style-name="Source_20_Text"><text:s text:c="4"/>}</text:span></text:p>
      <text:p text:style-name="P12"><text:span text:style-name="Source_20_Text">}</text:span></text:p>
      <text:h text:style-name="Heading_20_3" text:outline-level="3">Resumen de métodos</text:h>
      <text:list text:style-name="L4">
        <text:list-item>
          <text:p text:style-name="P13"><text:span text:style-name="Strong_20_Emphasis">HashSet</text:span>: Eficiente y fácil, pero no preserva el orden original de los elementos.</text:p>
        </text:list-item>
        <text:list-item>
          <text:p text:style-name="P13"><text:span text:style-name="Strong_20_Emphasis">List + contains</text:span>: Mantiene el orden original, pero puede ser menos eficiente (complejidad O(n²)).</text:p>
        </text:list-item>
        <text:list-item>
          <text:p text:style-name="P13"><text:span text:style-name="Strong_20_Emphasis">Streams</text:span>: Código más conciso y fácil de leer para Java 8+.</text:p>
        </text:list-item>
        <text:list-item>
          <text:p text:style-name="P14"><text:span text:style-name="Strong_20_Emphasis">Dos punteros (para arreglos ordenados)</text:span>: Muy eficiente si el arreglo ya está ordenado.</text:p>
        </text:list-item>
      </text:list>
      <text:p text:style-name="Text_20_body"><text:soft-page-break/>Dependiendo de tus necesidades (como si quieres mantener el orden original o si el arreglo ya está ordenado), puedes elegir el enfoque más adecuado.</text:p>
      <text:h text:style-name="Heading_20_5" text:outline-level="5">You said:</text:h>
      <text:p text:style-name="Text_20_body">podrias darme estos ejercicios con requerimientos y las reglas que debo seguir pero sin la solucion?</text:p>
      <text:h text:style-name="Heading_20_6" text:outline-level="6">ChatGPT said:</text:h>
      <text:p text:style-name="Text_20_body">¡Por supuesto! A continuación te proporciono los ejercicios con sus requerimientos y las reglas que debes seguir, pero sin la solución. De esta manera podrás practicarlos por tu cuenta.</text:p>
      <text:p text:style-name="Horizontal_20_Line"/>
      <text:h text:style-name="Heading_20_3" text:outline-level="3"><text:span text:style-name="Strong_20_Emphasis">Ejercicio 1: Revertir una cadena</text:span></text:h>
      <text:h text:style-name="Heading_20_4" text:outline-level="4">Requerimientos:</text:h>
      <text:list text:style-name="L5">
        <text:list-item>
          <text:p text:style-name="P15">Implementa una función que reciba una cadena como parámetro y retorne la misma cadena pero con los caracteres en orden inverso.</text:p>
        </text:list-item>
      </text:list>
      <text:h text:style-name="Heading_20_4" text:outline-level="4">Reglas:</text:h>
      <text:list text:style-name="L6">
        <text:list-item>
          <text:p text:style-name="P16">No uses bibliotecas o funciones preconstruidas que realicen la tarea directamente.</text:p>
        </text:list-item>
        <text:list-item>
          <text:p text:style-name="P16">No modifiques la cadena original, crea una nueva con el resultado.</text:p>
        </text:list-item>
        <text:list-item>
          <text:p text:style-name="P17">La función debe manejar cualquier longitud de cadena, incluida una vacía.</text:p>
        </text:list-item>
      </text:list>
      <text:p text:style-name="Horizontal_20_Line"/>
      <text:h text:style-name="Heading_20_3" text:outline-level="3"><text:span text:style-name="Strong_20_Emphasis">Ejercicio 2: Detectar si un número es primo</text:span></text:h>
      <text:h text:style-name="Heading_20_4" text:outline-level="4">Requerimientos:</text:h>
      <text:list text:style-name="L7">
        <text:list-item>
          <text:p text:style-name="P18">Implementa una función que reciba un número entero como parámetro y determine si es un número primo.</text:p>
        </text:list-item>
      </text:list>
      <text:h text:style-name="Heading_20_4" text:outline-level="4">Reglas:</text:h>
      <text:list text:style-name="L8">
        <text:list-item>
          <text:p text:style-name="P19">Un número primo es aquel que solo tiene dos divisores: 1 y el mismo número.</text:p>
        </text:list-item>
        <text:list-item>
          <text:p text:style-name="P19">La función debe devolver <text:span text:style-name="Source_20_Text">true</text:span> si el número es primo y <text:span text:style-name="Source_20_Text">false</text:span> si no lo es.</text:p>
        </text:list-item>
        <text:list-item>
          <text:p text:style-name="P19">El número debe ser mayor que 1.</text:p>
        </text:list-item>
        <text:list-item>
          <text:p text:style-name="P20">Optimiza la solución para evitar cálculos innecesarios (ejemplo: no es necesario verificar divisores mayores que la raíz cuadrada del número).</text:p>
        </text:list-item>
      </text:list>
      <text:p text:style-name="Horizontal_20_Line"/>
      <text:h text:style-name="Heading_20_3" text:outline-level="3"><text:span text:style-name="Strong_20_Emphasis">Ejercicio 3: Serie Fibonacci</text:span></text:h>
      <text:h text:style-name="Heading_20_4" text:outline-level="4">Requerimientos:</text:h>
      <text:list text:style-name="L9">
        <text:list-item>
          <text:p text:style-name="P21">Implementa una función recursiva que reciba un número entero n y devuelva el n-ésimo número de la secuencia de Fibonacci.</text:p>
        </text:list-item>
      </text:list>
      <text:h text:style-name="Heading_20_4" text:outline-level="4"><text:soft-page-break/>Reglas:</text:h>
      <text:list text:style-name="L10">
        <text:list-item>
          <text:p text:style-name="P22">La secuencia de Fibonacci comienza con 0 y 1, y cada número posterior es la suma de los dos anteriores.</text:p>
        </text:list-item>
        <text:list-item>
          <text:p text:style-name="P22">La función debe ser recursiva.</text:p>
        </text:list-item>
        <text:list-item>
          <text:p text:style-name="P22">Asegúrate de manejar los casos base (cuando n es 0 o 1).</text:p>
        </text:list-item>
        <text:list-item>
          <text:p text:style-name="P23">Evita realizar cálculos redundantes (sugiere optimizaciones si es posible, aunque se espera una implementación simple en primera instancia).</text:p>
        </text:list-item>
      </text:list>
      <text:p text:style-name="Horizontal_20_Line"/>
      <text:h text:style-name="Heading_20_3" text:outline-level="3"><text:span text:style-name="Strong_20_Emphasis">Ejercicio 4: Comprobar si una palabra es un palíndromo</text:span></text:h>
      <text:h text:style-name="Heading_20_4" text:outline-level="4">Requerimientos:</text:h>
      <text:list text:style-name="L11">
        <text:list-item>
          <text:p text:style-name="P24">Implementa una función que reciba una cadena como parámetro y devuelva <text:span text:style-name="Source_20_Text">true</text:span> si la cadena es un palíndromo y <text:span text:style-name="Source_20_Text">false</text:span> si no lo es.</text:p>
        </text:list-item>
      </text:list>
      <text:h text:style-name="Heading_20_4" text:outline-level="4">Reglas:</text:h>
      <text:list text:style-name="L12">
        <text:list-item>
          <text:p text:style-name="P25">Un palíndromo es una palabra que se lee igual de izquierda a derecha que de derecha a izquierda (como "radar" o "level").</text:p>
        </text:list-item>
        <text:list-item>
          <text:p text:style-name="P25">Ignora espacios en blanco, mayúsculas y minúsculas.</text:p>
        </text:list-item>
        <text:list-item>
          <text:p text:style-name="P26">La función debe funcionar con palabras o frases (ejemplo: "A man a plan a canal Panama" también es un palíndromo).</text:p>
        </text:list-item>
      </text:list>
      <text:p text:style-name="Horizontal_20_Line"/>
      <text:h text:style-name="Heading_20_3" text:outline-level="3"><text:span text:style-name="Strong_20_Emphasis">Ejercicio 5: Ordenamiento de un arreglo (Burbuja)</text:span></text:h>
      <text:h text:style-name="Heading_20_4" text:outline-level="4">Requerimientos:</text:h>
      <text:list text:style-name="L13">
        <text:list-item>
          <text:p text:style-name="P27">Implementa el algoritmo de ordenamiento "burbuja" para ordenar un arreglo de números enteros de menor a mayor.</text:p>
        </text:list-item>
      </text:list>
      <text:h text:style-name="Heading_20_4" text:outline-level="4">Reglas:</text:h>
      <text:list text:style-name="L14">
        <text:list-item>
          <text:p text:style-name="P28">El algoritmo de burbuja funciona comparando elementos adyacentes y permutándolos si están en el orden incorrecto.</text:p>
        </text:list-item>
        <text:list-item>
          <text:p text:style-name="P28">Debes usar dos bucles anidados: el externo para realizar múltiples pasadas, y el interno para comparar y cambiar los elementos si es necesario.</text:p>
        </text:list-item>
        <text:list-item>
          <text:p text:style-name="P29">Optimiza el algoritmo para detenerse si el arreglo ya está ordenado en alguna iteración.</text:p>
        </text:list-item>
      </text:list>
      <text:p text:style-name="Horizontal_20_Line"/>
      <text:h text:style-name="Heading_20_3" text:outline-level="3"><text:soft-page-break/><text:span text:style-name="Strong_20_Emphasis">Ejercicio 6: Eliminar duplicados de una lista o arreglo</text:span></text:h>
      <text:h text:style-name="Heading_20_4" text:outline-level="4">Requerimientos:</text:h>
      <text:list text:style-name="L15">
        <text:list-item>
          <text:p text:style-name="P30">Implementa una función que elimine los elementos duplicados de una lista o arreglo de enteros, dejando solo una aparición de cada número.</text:p>
        </text:list-item>
      </text:list>
      <text:h text:style-name="Heading_20_4" text:outline-level="4">Reglas:</text:h>
      <text:list text:style-name="L16">
        <text:list-item>
          <text:p text:style-name="P31">No puedes usar estructuras que automáticamente eliminen duplicados como <text:span text:style-name="Source_20_Text">Set</text:span> o <text:span text:style-name="Source_20_Text">HashSet</text:span>.</text:p>
        </text:list-item>
        <text:list-item>
          <text:p text:style-name="P31">La función debe mantener el orden original de los elementos.</text:p>
        </text:list-item>
        <text:list-item>
          <text:p text:style-name="P32">La función debe ser capaz de manejar listas vacías o con un solo elemento.</text:p>
        </text:list-item>
      </text:list>
      <text:p text:style-name="Horizontal_20_Line"/>
      <text:h text:style-name="Heading_20_3" text:outline-level="3"><text:span text:style-name="Strong_20_Emphasis">Ejercicio 7: Crear una clase y objetos (POO)</text:span></text:h>
      <text:h text:style-name="Heading_20_4" text:outline-level="4">Requerimientos:</text:h>
      <text:list text:style-name="L17">
        <text:list-item>
          <text:p text:style-name="P33">Crea una clase llamada <text:span text:style-name="Source_20_Text">Coche</text:span> con los siguientes atributos: <text:span text:style-name="Source_20_Text">marca</text:span>, <text:span text:style-name="Source_20_Text">modelo</text:span>, y <text:span text:style-name="Source_20_Text">año</text:span>.</text:p>
        </text:list-item>
        <text:list-item>
          <text:p text:style-name="P33">Implementa un constructor para inicializar esos atributos.</text:p>
        </text:list-item>
        <text:list-item>
          <text:p text:style-name="P34">Añade un método <text:span text:style-name="Source_20_Text">imprimirInfo()</text:span> que imprima la información del coche en consola.</text:p>
        </text:list-item>
      </text:list>
      <text:h text:style-name="Heading_20_4" text:outline-level="4">Reglas:</text:h>
      <text:list text:style-name="L18">
        <text:list-item>
          <text:p text:style-name="P35">La clase debe seguir los principios básicos de la programación orientada a objetos (POO).</text:p>
        </text:list-item>
        <text:list-item>
          <text:p text:style-name="P35">Crea varios objetos de la clase <text:span text:style-name="Source_20_Text">Coche</text:span> con distintos valores para demostrar su funcionalidad.</text:p>
        </text:list-item>
        <text:list-item>
          <text:p text:style-name="P36">Los atributos deben ser accesibles solo a través de métodos (principio de encapsulamiento).</text:p>
        </text:list-item>
      </text:list>
      <text:p text:style-name="Horizontal_20_Line"/>
      <text:h text:style-name="Heading_20_3" text:outline-level="3"><text:span text:style-name="Strong_20_Emphasis">Ejercicio 8: Multithreading (Hilos)</text:span></text:h>
      <text:h text:style-name="Heading_20_4" text:outline-level="4">Requerimientos:</text:h>
      <text:list text:style-name="L19">
        <text:list-item>
          <text:p text:style-name="P37">Implementa una clase que herede de <text:span text:style-name="Source_20_Text">Thread</text:span> y cree un nuevo hilo de ejecución.</text:p>
        </text:list-item>
        <text:list-item>
          <text:p text:style-name="P38">En el método <text:span text:style-name="Source_20_Text">run()</text:span>, imprime los números del 1 al 5, junto con el nombre del hilo que está ejecutando.</text:p>
        </text:list-item>
      </text:list>
      <text:h text:style-name="Heading_20_4" text:outline-level="4">Reglas:</text:h>
      <text:list text:style-name="L20">
        <text:list-item>
          <text:p text:style-name="P39">Crea y ejecuta al menos dos hilos en el método <text:span text:style-name="Source_20_Text">main</text:span>.</text:p>
        </text:list-item>
        <text:list-item>
          <text:p text:style-name="P39">Los hilos deben ejecutarse de manera independiente.</text:p>
        </text:list-item>
        <text:list-item>
          <text:p text:style-name="P40">No hagas uso de bibliotecas avanzadas de concurrencia, usa los métodos estándar de la clase <text:span text:style-name="Source_20_Text">Thread</text:span>.</text:p>
        </text:list-item>
      </text:list>
      <text:p text:style-name="Horizontal_20_Line"/>
      <text:h text:style-name="Heading_20_3" text:outline-level="3"><text:soft-page-break/><text:span text:style-name="Strong_20_Emphasis">Ejercicio 9: Manejo de excepciones</text:span></text:h>
      <text:h text:style-name="Heading_20_4" text:outline-level="4">Requerimientos:</text:h>
      <text:list text:style-name="L21">
        <text:list-item>
          <text:p text:style-name="P41">Implementa una función que realice una división entre dos números enteros. Si el divisor es cero, debe lanzar una excepción aritmética y manejarla correctamente.</text:p>
        </text:list-item>
      </text:list>
      <text:h text:style-name="Heading_20_4" text:outline-level="4">Reglas:</text:h>
      <text:list text:style-name="L22">
        <text:list-item>
          <text:p text:style-name="P42">Usa un bloque <text:span text:style-name="Source_20_Text">try-catch</text:span> para capturar la excepción de división por cero.</text:p>
        </text:list-item>
        <text:list-item>
          <text:p text:style-name="P42">En el bloque <text:span text:style-name="Source_20_Text">catch</text:span>, imprime un mensaje adecuado cuando ocurra el error.</text:p>
        </text:list-item>
        <text:list-item>
          <text:p text:style-name="P43">El bloque <text:span text:style-name="Source_20_Text">finally</text:span> debe imprimir un mensaje, asegurando que se ejecute siempre, independientemente de si ocurrió o no una excepción.</text:p>
        </text:list-item>
      </text:list>
      <text:p text:style-name="Horizontal_20_Line"/>
      <text:p text:style-name="Text_20_body">Estas reglas te proporcionan una base clara para resolver cada ejercicio siguiendo buenas prácticas de programación. Si te atascas en algún punto o necesitas más detalles en algún requerimiento, no dudes en pedir más aclaraciones. ¡Buena suerte en la práctica!</text:p>
      <text:h text:style-name="Heading_20_5" text:outline-level="5">You said:</text:h>
      <text:p text:style-name="Text_20_body">este se puede hacer con un chart "public class Main { public static void main(String[] args) { String str = "Entrevista Java"; String reversed = new StringBuilder(str).reverse().toString(); System.out.println(reversed); } }"</text:p>
      <text:h text:style-name="Heading_20_6" text:outline-level="6">ChatGPT said:</text:h>
      <text:p text:style-name="Text_20_body">Sí, puedes hacer este ejercicio sin utilizar la clase <text:span text:style-name="Source_20_Text">StringBuilder</text:span> y en su lugar usar un ciclo para invertir la cadena manualmente. En lugar de <text:span text:style-name="Source_20_Text">StringBuilder</text:span>, puedes utilizar un arreglo de caracteres (<text:span text:style-name="Source_20_Text">char[]</text:span>) y manipular los elementos directamente. A continuación te doy las instrucciones para que lo intentes por ti mismo:</text:p>
      <text:h text:style-name="Heading_20_3" text:outline-level="3">Requerimientos:</text:h>
      <text:list text:style-name="L23">
        <text:list-item>
          <text:p text:style-name="P44">Implementa una función que reciba una cadena como parámetro y la invierta utilizando únicamente estructuras básicas como arreglos de caracteres (<text:span text:style-name="Source_20_Text">char[]</text:span>) y un bucle.</text:p>
        </text:list-item>
      </text:list>
      <text:h text:style-name="Heading_20_3" text:outline-level="3">Reglas:</text:h>
      <text:list text:style-name="L24">
        <text:list-item>
          <text:p text:style-name="P45">No uses <text:span text:style-name="Source_20_Text">StringBuilder</text:span> ni ningún método de Java predefinido que revierta la cadena automáticamente.</text:p>
        </text:list-item>
        <text:list-item>
          <text:p text:style-name="P45">Convierte la cadena en un arreglo de caracteres (<text:span text:style-name="Source_20_Text">char[]</text:span>).</text:p>
        </text:list-item>
        <text:list-item>
          <text:p text:style-name="P45">Usa un ciclo para recorrer el arreglo y construir una nueva cadena con los caracteres en orden inverso.</text:p>
        </text:list-item>
        <text:list-item>
          <text:p text:style-name="P46">La función debe devolver la cadena invertida.</text:p>
        </text:list-item>
      </text:list>
      <text:p text:style-name="Text_20_body">Esto te permitirá practicar la manipulación de arreglos de caracteres y manejar la cadena directamente sin depender de clases de utilidad como <text:span text:style-name="Source_20_Text">StringBuilder</text:span>.</text:p>
      <text:h text:style-name="Heading_20_5" text:outline-level="5"><text:soft-page-break/>You said:</text:h>
      <text:p text:style-name="Text_20_body">es correcto "public static String reverseWord2 (String word){ char[] arr = word.toCharArray(); String rr = ""; for (int i = arr.length-1; i &gt;=0; i--){ char[] rev = arr; rr = rev.toString(); } return rr.chars().toString(); }"</text:p>
      <text:h text:style-name="Heading_20_6" text:outline-level="6">ChatGPT said:</text:h>
      <text:p text:style-name="Text_20_body">El código que escribiste tiene algunos problemas, pero estás cerca. Aquí están las correcciones necesarias y explicaciones:</text:p>
      <text:list text:style-name="L25">
        <text:list-item>
          <text:p text:style-name="P47"><text:span text:style-name="Strong_20_Emphasis">Problema con </text:span><text:span text:style-name="Strong_20_Emphasis"><text:span text:style-name="Source_20_Text">rev.toString()</text:span></text:span>: El método <text:span text:style-name="Source_20_Text">toString()</text:span> en un arreglo de caracteres (<text:span text:style-name="Source_20_Text">char[]</text:span>) no devuelve la representación de la cadena esperada, sino un valor como <text:span text:style-name="Source_20_Text">[C@74a14482</text:span>, que es el identificador de objeto. Para obtener una cadena, necesitas construirla manualmente o usar un método adecuado.</text:p>
        </text:list-item>
        <text:list-item>
          <text:p text:style-name="P47"><text:span text:style-name="Strong_20_Emphasis">Concatenación incorrecta</text:span>: Estás intentando concatenar la cadena de forma incorrecta dentro del ciclo. En vez de asignar <text:span text:style-name="Source_20_Text">rr = rev.toString()</text:span>, deberías estar concatenando el carácter actual.</text:p>
        </text:list-item>
        <text:list-item>
          <text:p text:style-name="P47"><text:span text:style-name="Strong_20_Emphasis">Conversión incorrecta en el </text:span><text:span text:style-name="Strong_20_Emphasis"><text:span text:style-name="Source_20_Text">return</text:span></text:span>: Al final, <text:span text:style-name="Source_20_Text">rr.chars().toString()</text:span> no es la forma correcta de convertirlo a una cadena. El método <text:span text:style-name="Source_20_Text">chars()</text:span> devuelve un <text:span text:style-name="Source_20_Text">Stream</text:span> de enteros, pero no necesitas usarlo aquí. Simplemente retorna <text:span text:style-name="Source_20_Text">rr</text:span>, que ya es la cadena invertida.</text:p>
        </text:list-item>
      </text:list>
      <text:p text:style-name="Text_20_body">A continuación te doy el código corregido:</text:p>
      <text:h text:style-name="Heading_20_3" text:outline-level="3">Código corregido:</text:h>
      <text:p text:style-name="P9">java</text:p>
      <text:p text:style-name="P10"><text:span text:style-name="Source_20_Text">public static String reverseWord2(String word) {</text:span></text:p>
      <text:p text:style-name="P11"><text:span text:style-name="Source_20_Text"><text:s text:c="4"/>char[] arr = word.toCharArray(); // Convertir la palabra a un arreglo de caracteres</text:span></text:p>
      <text:p text:style-name="P11"><text:span text:style-name="Source_20_Text"><text:s text:c="4"/>String rr = ""; // Iniciar una cadena vacía para el resultado</text:span></text:p>
      <text:p text:style-name="P11"/>
      <text:p text:style-name="P11"><text:span text:style-name="Source_20_Text"><text:s text:c="4"/>// Recorrer el arreglo de caracteres desde el final hacia el principio</text:span></text:p>
      <text:p text:style-name="P11"><text:span text:style-name="Source_20_Text"><text:s text:c="4"/>for (int i = arr.length - 1; i &gt;= 0; i--) {</text:span></text:p>
      <text:p text:style-name="P11"><text:span text:style-name="Source_20_Text"><text:s text:c="8"/>rr += arr[i]; // Concatenar los caracteres uno por uno en orden inverso</text:span></text:p>
      <text:p text:style-name="P11"><text:span text:style-name="Source_20_Text"><text:s text:c="4"/>}</text:span></text:p>
      <text:p text:style-name="P11"/>
      <text:p text:style-name="P11"><text:span text:style-name="Source_20_Text"><text:s text:c="4"/>return rr; // Retornar la cadena invertida</text:span></text:p>
      <text:p text:style-name="P12"><text:span text:style-name="Source_20_Text">}</text:span></text:p>
      <text:h text:style-name="Heading_20_3" text:outline-level="3">Explicación:</text:h>
      <text:list text:style-name="L26">
        <text:list-item>
          <text:p text:style-name="P48"><text:span text:style-name="Strong_20_Emphasis"><text:span text:style-name="Source_20_Text">word.toCharArray()</text:span></text:span> convierte la cadena en un arreglo de caracteres.</text:p>
        </text:list-item>
        <text:list-item>
          <text:p text:style-name="P48">En el ciclo <text:span text:style-name="Source_20_Text">for</text:span>, recorres el arreglo desde el final (<text:span text:style-name="Source_20_Text">arr.length - 1</text:span>) hasta el principio (<text:span text:style-name="Source_20_Text">i &gt;= 0</text:span>).</text:p>
        </text:list-item>
        <text:list-item>
          <text:p text:style-name="P48"><text:span text:style-name="Strong_20_Emphasis"><text:span text:style-name="Source_20_Text">rr += arr[i];</text:span></text:span> agrega el carácter correspondiente al final de la cadena resultante.</text:p>
        </text:list-item>
        <text:list-item>
          <text:p text:style-name="P49">Finalmente, simplemente retornas <text:span text:style-name="Source_20_Text">rr</text:span>, que contiene la palabra invertida.</text:p>
        </text:list-item>
      </text:list>
      <text:h text:style-name="Heading_20_3" text:outline-level="3"><text:soft-page-break/>Ejemplo de uso:</text:h>
      <text:p text:style-name="P9">java</text:p>
      <text:p text:style-name="P10"><text:span text:style-name="Source_20_Text">public class Main {</text:span></text:p>
      <text:p text:style-name="P11"><text:span text:style-name="Source_20_Text"><text:s text:c="4"/>public static void main(String[] args) {</text:span></text:p>
      <text:p text:style-name="P11"><text:span text:style-name="Source_20_Text"><text:s text:c="8"/>String word = "Entrevista Java";</text:span></text:p>
      <text:p text:style-name="P11"><text:span text:style-name="Source_20_Text"><text:s text:c="8"/>String reversed = reverseWord2(word);</text:span></text:p>
      <text:p text:style-name="P11"><text:span text:style-name="Source_20_Text"><text:s text:c="8"/>System.out.println(reversed); // Salida: avaJ atsivertnE</text:span></text:p>
      <text:p text:style-name="P11"><text:span text:style-name="Source_20_Text"><text:s text:c="4"/>}</text:span></text:p>
      <text:p text:style-name="P12"><text:span text:style-name="Source_20_Text">}</text:span></text:p>
      <text:p text:style-name="Text_20_body">Este código debería funcionar como esperas, invirtiendo la cadena sin utilizar <text:span text:style-name="Source_20_Text">StringBuilder</text:span>.</text:p>
      <text:h text:style-name="Heading_20_5" text:outline-level="5">You said:</text:h>
      <text:p text:style-name="Text_20_body">que te parece mi resultado "public static boolean isPrime(int number){ return number %2 ==0? true: false; }"</text:p>
      <text:h text:style-name="Heading_20_6" text:outline-level="6">ChatGPT said:</text:h>
      <text:p text:style-name="Text_20_body">Tu implementación tiene un pequeño error de lógica. Actualmente, tu código solo verifica si un número es <text:span text:style-name="Strong_20_Emphasis">par</text:span>, pero eso no determina si es un número <text:span text:style-name="Strong_20_Emphasis">primo</text:span>. De hecho, muchos números pares no son primos (excepto el número 2, que es el único primo par).</text:p>
      <text:h text:style-name="Heading_20_3" text:outline-level="3">Problema con tu código:</text:h>
      <text:list text:style-name="L27">
        <text:list-item>
          <text:p text:style-name="P50">El operador ternario <text:span text:style-name="Source_20_Text">number % 2 == 0 ? true : false;</text:span> solo comprueba si el número es divisible entre 2. Esto no cubre la definición de un número primo, que es un número mayor que 1 y que solo es divisible por 1 y por sí mismo.</text:p>
        </text:list-item>
        <text:list-item>
          <text:p text:style-name="P51">Por ejemplo, según tu código, números como 4, 6, 8, etc., serían considerados primos, lo cual es incorrecto.</text:p>
        </text:list-item>
      </text:list>
      <text:h text:style-name="Heading_20_3" text:outline-level="3">Requerimientos para determinar si un número es primo:</text:h>
      <text:list text:style-name="L28">
        <text:list-item>
          <text:p text:style-name="P52">Un número primo es aquel que solo puede ser dividido exactamente por 1 y por sí mismo.</text:p>
        </text:list-item>
        <text:list-item>
          <text:p text:style-name="P52">El único número par que es primo es el 2.</text:p>
        </text:list-item>
        <text:list-item>
          <text:p text:style-name="P53">Para cualquier número mayor que 2, debes verificar si tiene divisores en el rango de 2 hasta la raíz cuadrada del número.</text:p>
        </text:list-item>
      </text:list>
      <text:h text:style-name="Heading_20_3" text:outline-level="3">Ejemplo de implementación correcta:</text:h>
      <text:p text:style-name="P9">java</text:p>
      <text:p text:style-name="P10"><text:span text:style-name="Source_20_Text">public static boolean isPrime(int number) {</text:span></text:p>
      <text:p text:style-name="P11"><text:span text:style-name="Source_20_Text"><text:s text:c="4"/>// Los números menores o iguales a 1 no son primos</text:span></text:p>
      <text:p text:style-name="P11"><text:span text:style-name="Source_20_Text"><text:s text:c="4"/>if (number &lt;= 1) {</text:span></text:p>
      <text:p text:style-name="P11"><text:span text:style-name="Source_20_Text"><text:s text:c="8"/>return false;</text:span></text:p>
      <text:p text:style-name="P11"><text:span text:style-name="Source_20_Text"><text:s text:c="4"/>}</text:span></text:p>
      <text:p text:style-name="P11"/>
      <text:p text:style-name="P11"><text:span text:style-name="Source_20_Text"><text:s text:c="4"/>// El número 2 es el único número primo par</text:span></text:p>
      <text:p text:style-name="P11"><text:span text:style-name="Source_20_Text"><text:s text:c="4"/>if (number == 2) {</text:span></text:p>
      <text:p text:style-name="P11"><text:span text:style-name="Source_20_Text"><text:s text:c="8"/>return true;</text:span></text:p>
      <text:p text:style-name="P11"><text:span text:style-name="Source_20_Text"><text:s text:c="4"/>}</text:span></text:p>
      <text:p text:style-name="P11"><text:soft-page-break/></text:p>
      <text:p text:style-name="P11"><text:span text:style-name="Source_20_Text"><text:s text:c="4"/>// Si el número es par y mayor que 2, no es primo</text:span></text:p>
      <text:p text:style-name="P11"><text:span text:style-name="Source_20_Text"><text:s text:c="4"/>if (number % 2 == 0) {</text:span></text:p>
      <text:p text:style-name="P11"><text:span text:style-name="Source_20_Text"><text:s text:c="8"/>return false;</text:span></text:p>
      <text:p text:style-name="P11"><text:span text:style-name="Source_20_Text"><text:s text:c="4"/>}</text:span></text:p>
      <text:p text:style-name="P11"/>
      <text:p text:style-name="P11"><text:span text:style-name="Source_20_Text"><text:s text:c="4"/>// Verificar divisores desde 3 hasta la raíz cuadrada de 'number'</text:span></text:p>
      <text:p text:style-name="P11"><text:span text:style-name="Source_20_Text"><text:s text:c="4"/>for (int i = 3; i &lt;= Math.sqrt(number); i += 2) {</text:span></text:p>
      <text:p text:style-name="P11"><text:span text:style-name="Source_20_Text"><text:s text:c="8"/>if (number % i == 0) {</text:span></text:p>
      <text:p text:style-name="P11"><text:span text:style-name="Source_20_Text"><text:s text:c="12"/>return false;</text:span></text:p>
      <text:p text:style-name="P11"><text:span text:style-name="Source_20_Text"><text:s text:c="8"/>}</text:span></text:p>
      <text:p text:style-name="P11"><text:span text:style-name="Source_20_Text"><text:s text:c="4"/>}</text:span></text:p>
      <text:p text:style-name="P11"/>
      <text:p text:style-name="P11"><text:span text:style-name="Source_20_Text"><text:s text:c="4"/>return true;</text:span></text:p>
      <text:p text:style-name="P12"><text:span text:style-name="Source_20_Text">}</text:span></text:p>
      <text:h text:style-name="Heading_20_3" text:outline-level="3">Explicación:</text:h>
      <text:list text:style-name="L29">
        <text:list-item>
          <text:p text:style-name="P54"><text:span text:style-name="Strong_20_Emphasis"><text:span text:style-name="Source_20_Text">number &lt;= 1</text:span></text:span>: Los números menores o iguales a 1 no son primos.</text:p>
        </text:list-item>
        <text:list-item>
          <text:p text:style-name="P54"><text:span text:style-name="Strong_20_Emphasis"><text:span text:style-name="Source_20_Text">number == 2</text:span></text:span>: El número 2 es el único número par primo, así que lo tratamos como un caso especial.</text:p>
        </text:list-item>
        <text:list-item>
          <text:p text:style-name="P54"><text:span text:style-name="Strong_20_Emphasis"><text:span text:style-name="Source_20_Text">number % 2 == 0</text:span></text:span>: Si el número es divisible entre 2 y mayor que 2, no es primo.</text:p>
        </text:list-item>
        <text:list-item>
          <text:p text:style-name="P55"><text:span text:style-name="Strong_20_Emphasis">Bucle desde 3 hasta la raíz cuadrada del número</text:span>: Este bucle verifica solo los números impares (saltando los números pares) hasta la raíz cuadrada del número, ya que cualquier divisor mayor a la raíz cuadrada tendría un complemento menor que la raíz cuadrada.</text:p>
        </text:list-item>
      </text:list>
      <text:h text:style-name="Heading_20_3" text:outline-level="3">Ejemplo de uso:</text:h>
      <text:p text:style-name="P9">java</text:p>
      <text:p text:style-name="P10"><text:span text:style-name="Source_20_Text">public class Main {</text:span></text:p>
      <text:p text:style-name="P11"><text:span text:style-name="Source_20_Text"><text:s text:c="4"/>public static void main(String[] args) {</text:span></text:p>
      <text:p text:style-name="P11"><text:span text:style-name="Source_20_Text"><text:s text:c="8"/>System.out.println(isPrime(29)); // true</text:span></text:p>
      <text:p text:style-name="P11"><text:span text:style-name="Source_20_Text"><text:s text:c="8"/>System.out.println(isPrime(15)); // false</text:span></text:p>
      <text:p text:style-name="P11"><text:span text:style-name="Source_20_Text"><text:s text:c="8"/>System.out.println(isPrime(2)); <text:s/>// true</text:span></text:p>
      <text:p text:style-name="P11"><text:span text:style-name="Source_20_Text"><text:s text:c="8"/>System.out.println(isPrime(1)); <text:s/>// false</text:span></text:p>
      <text:p text:style-name="P11"><text:span text:style-name="Source_20_Text"><text:s text:c="4"/>}</text:span></text:p>
      <text:p text:style-name="P12"><text:span text:style-name="Source_20_Text">}</text:span></text:p>
      <text:p text:style-name="Text_20_body">Este enfoque es más eficiente y verifica correctamente si un número es primo.</text:p>
      <text:h text:style-name="Heading_20_5" text:outline-level="5">You said:</text:h>
      <text:p text:style-name="Text_20_body">esto que hacer "Math.sqrt(number); i += 2)"</text:p>
      <text:h text:style-name="Heading_20_6" text:outline-level="6">ChatGPT said:</text:h>
      <text:p text:style-name="Text_20_body">Vamos a desglosar lo que significan las partes <text:span text:style-name="Strong_20_Emphasis"><text:span text:style-name="Source_20_Text">Math.sqrt(number)</text:span></text:span> y <text:span text:style-name="Strong_20_Emphasis"><text:span text:style-name="Source_20_Text">i += 2</text:span></text:span> en el contexto del código:</text:p>
      <text:h text:style-name="Heading_20_3" text:outline-level="3">1. <text:span text:style-name="Strong_20_Emphasis"><text:span text:style-name="Source_20_Text">Math.sqrt(number)</text:span></text:span>:</text:h>
      <text:list text:style-name="L30">
        <text:list-item>
          <text:p text:style-name="P56"><text:span text:style-name="Strong_20_Emphasis"><text:span text:style-name="Source_20_Text">Math.sqrt(number)</text:span></text:span> es una función en Java que calcula la <text:span text:style-name="Strong_20_Emphasis">raíz cuadrada</text:span> de un número.</text:p>
        </text:list-item>
        <text:list-item>
          <text:p text:style-name="P56"><text:soft-page-break/>En este caso, se usa para limitar el rango del bucle que verifica si un número tiene divisores. ¿Por qué lo hacemos?</text:p>
          <text:p text:style-name="P56"><text:span text:style-name="Strong_20_Emphasis">Razón</text:span>: Si un número tiene un divisor distinto de 1 y de sí mismo, entonces ese divisor debe estar en el rango desde 2 hasta la raíz cuadrada de ese número. Esto se debe a que cualquier divisor más grande que la raíz cuadrada tendría un complemento divisor más pequeño que la raíz cuadrada.</text:p>
          <text:p text:style-name="P56">Por ejemplo:</text:p>
          <text:list>
            <text:list-item>
              <text:p text:style-name="P57">Si el número es 36, su raíz cuadrada es 6.</text:p>
            </text:list-item>
            <text:list-item>
              <text:p text:style-name="P56">Si hay un divisor mayor que 6, como 12, entonces 36 dividido entre 12 es 3, que es menor que 6.</text:p>
            </text:list-item>
          </text:list>
          <text:p text:style-name="P56">Por lo tanto, no necesitamos verificar divisores mayores que la raíz cuadrada, ya que los divisores más grandes tienen complementos más pequeños que ya hemos verificado.</text:p>
          <text:p text:style-name="P56"><text:span text:style-name="Strong_20_Emphasis">Ejemplo</text:span>: Si estamos comprobando si 37 es primo, en lugar de revisar todos los números hasta 37, solo revisamos los divisores hasta aproximadamente 6 (que es la raíz cuadrada de 37), lo que hace el algoritmo más eficiente.</text:p>
        </text:list-item>
      </text:list>
      <text:h text:style-name="Heading_20_3" text:outline-level="3">2. <text:span text:style-name="Strong_20_Emphasis"><text:span text:style-name="Source_20_Text">i += 2</text:span></text:span>:</text:h>
      <text:list text:style-name="L31">
        <text:list-item>
          <text:p text:style-name="P58"><text:span text:style-name="Strong_20_Emphasis"><text:span text:style-name="Source_20_Text">i += 2</text:span></text:span> es una forma de incrementar la variable <text:span text:style-name="Source_20_Text">i</text:span> de 2 en 2.</text:p>
        </text:list-item>
        <text:list-item>
          <text:p text:style-name="P58">El motivo por el que hacemos esto es porque, después de verificar si el número es divisible por 2 (en la parte donde hacemos <text:span text:style-name="Source_20_Text">number % 2 == 0</text:span>), ya sabemos que <text:span text:style-name="Strong_20_Emphasis">no es necesario</text:span> comprobar otros números pares, ya que ningún número impar será divisible por un número par.</text:p>
          <text:p text:style-name="P58"><text:span text:style-name="Strong_20_Emphasis">Razón</text:span>: Después de verificar si el número es divisible por 2, sabemos que los únicos números restantes que pueden ser divisores son los números <text:span text:style-name="Strong_20_Emphasis">impares</text:span>. Por eso, incrementamos <text:span text:style-name="Source_20_Text">i</text:span> en 2, saltándonos los números pares en cada iteración del bucle.</text:p>
          <text:p text:style-name="P58"><text:span text:style-name="Strong_20_Emphasis">Ejemplo</text:span>: En lugar de verificar divisores como 2, 3, 4, 5, 6, 7, etc., el bucle solo verificará 3, 5, 7, 9, etc. Esto optimiza el tiempo de ejecución, ya que no verificamos los pares, que no son divisores válidos si el número no es divisible por 2.</text:p>
        </text:list-item>
      </text:list>
      <text:p text:style-name="Horizontal_20_Line"/>
      <text:h text:style-name="Heading_20_3" text:outline-level="3">Cómo se ve en el contexto del bucle:</text:h>
      <text:p text:style-name="P9">java</text:p>
      <text:p text:style-name="P10"><text:span text:style-name="Source_20_Text">for (int i = 3; i &lt;= Math.sqrt(number); i += 2) {</text:span></text:p>
      <text:p text:style-name="P11"><text:span text:style-name="Source_20_Text"><text:s text:c="4"/>if (number % i == 0) {</text:span></text:p>
      <text:p text:style-name="P11"><text:span text:style-name="Source_20_Text"><text:s text:c="8"/>return false; // Si encontramos un divisor, el número no es primo</text:span></text:p>
      <text:p text:style-name="P11"><text:span text:style-name="Source_20_Text"><text:s text:c="4"/>}</text:span></text:p>
      <text:p text:style-name="P12"><text:span text:style-name="Source_20_Text">}</text:span></text:p>
      <text:h text:style-name="Heading_20_3" text:outline-level="3"><text:soft-page-break/>Resumen:</text:h>
      <text:list text:style-name="L32">
        <text:list-item>
          <text:p text:style-name="P59"><text:span text:style-name="Strong_20_Emphasis"><text:span text:style-name="Source_20_Text">Math.sqrt(number)</text:span></text:span>: Limita el bucle a los posibles divisores hasta la raíz cuadrada del número, optimizando el proceso de verificación.</text:p>
        </text:list-item>
        <text:list-item>
          <text:p text:style-name="P60"><text:span text:style-name="Strong_20_Emphasis"><text:span text:style-name="Source_20_Text">i += 2</text:span></text:span>: Verifica solo números impares (saltando los pares) después de comprobar si el número es divisible entre 2, ya que los números pares no necesitan ser verificados.</text:p>
        </text:list-item>
      </text:list>
      <text:p text:style-name="Text_20_body">Este es un patrón común en la verificación de números primos para mejorar la eficiencia del algoritmo.</text:p>
      <text:h text:style-name="Heading_20_5" text:outline-level="5">You said:</text:h>
      <text:p text:style-name="Text_20_body">es correcto mi codigo "public static boolean isPalindrome(String word){ String wordFormat = word.trim().replaceAll("\\s", "").toLowerCase(); String w = ""; char[] arr = wordFormat.toCharArray(); for (int i = arr.length -1; i &gt;=0; i--){ w += arr[i]; } return w == wordFormat ? true: false; }"</text:p>
      <text:h text:style-name="Heading_20_6" text:outline-level="6">ChatGPT said:</text:h>
      <text:p text:style-name="Text_20_body">Tu código tiene un pequeño problema en la comparación final, específicamente con el uso del operador <text:span text:style-name="Source_20_Text">==</text:span> para comparar cadenas. En Java, el operador <text:span text:style-name="Source_20_Text">==</text:span> no compara el <text:span text:style-name="Strong_20_Emphasis">contenido</text:span> de las cadenas, sino las <text:span text:style-name="Strong_20_Emphasis">referencias en memoria</text:span>. Para comparar correctamente dos cadenas en Java, debes usar el método <text:span text:style-name="Source_20_Text">.equals()</text:span>.</text:p>
      <text:p text:style-name="Text_20_body">Además, el operador ternario <text:span text:style-name="Source_20_Text">? true : false</text:span> es redundante. Puedes devolver directamente la expresión booleana sin usar el operador ternario.</text:p>
      <text:h text:style-name="Heading_20_3" text:outline-level="3">Correcciones necesarias:</text:h>
      <text:list text:style-name="L33">
        <text:list-item>
          <text:p text:style-name="P61"><text:span text:style-name="Strong_20_Emphasis">Comparación de cadenas</text:span>: En lugar de <text:span text:style-name="Source_20_Text">w == wordFormat</text:span>, debes usar <text:span text:style-name="Source_20_Text">w.equals(wordFormat)</text:span>, que compara el contenido de las dos cadenas.</text:p>
        </text:list-item>
        <text:list-item>
          <text:p text:style-name="P62"><text:span text:style-name="Strong_20_Emphasis">Ternario innecesario</text:span>: En lugar de <text:span text:style-name="Source_20_Text">return w == wordFormat ? true : false;</text:span>, puedes simplificarlo a <text:span text:style-name="Source_20_Text">return w.equals(wordFormat);</text:span>.</text:p>
        </text:list-item>
      </text:list>
      <text:h text:style-name="Heading_20_3" text:outline-level="3">Código corregido:</text:h>
      <text:p text:style-name="P9">java</text:p>
      <text:p text:style-name="P10"><text:span text:style-name="Source_20_Text">public static boolean isPalindrome(String word) {</text:span></text:p>
      <text:p text:style-name="P11"><text:span text:style-name="Source_20_Text"><text:s text:c="4"/>// Eliminar espacios en blanco y convertir a minúsculas</text:span></text:p>
      <text:p text:style-name="P11"><text:span text:style-name="Source_20_Text"><text:s text:c="4"/>String wordFormat = word.trim().replaceAll("\\s", "").toLowerCase();</text:span></text:p>
      <text:p text:style-name="P11"><text:span text:style-name="Source_20_Text"><text:s text:c="4"/>String w = ""; <text:s/>// Cadena vacía para construir la palabra invertida</text:span></text:p>
      <text:p text:style-name="P11"><text:span text:style-name="Source_20_Text"><text:s text:c="4"/>char[] arr = wordFormat.toCharArray(); <text:s/>// Convertir la palabra formateada en un arreglo de caracteres</text:span></text:p>
      <text:p text:style-name="P11"/>
      <text:p text:style-name="P11"><text:span text:style-name="Source_20_Text"><text:s text:c="4"/>// Recorrer el arreglo de caracteres en orden inverso</text:span></text:p>
      <text:p text:style-name="P11"><text:span text:style-name="Source_20_Text"><text:s text:c="4"/>for (int i = arr.length - 1; i &gt;= 0; i--) {</text:span></text:p>
      <text:p text:style-name="P11"><text:span text:style-name="Source_20_Text"><text:s text:c="8"/>w += arr[i]; <text:s/>// Concatenar los caracteres en orden inverso</text:span></text:p>
      <text:p text:style-name="P11"><text:span text:style-name="Source_20_Text"><text:s text:c="4"/>}</text:span></text:p>
      <text:p text:style-name="P11"/>
      <text:p text:style-name="P11"><text:span text:style-name="Source_20_Text"><text:s text:c="4"/>// Comparar las cadenas usando .equals() y retornar el resultado</text:span></text:p>
      <text:p text:style-name="P11"><text:span text:style-name="Source_20_Text"><text:s text:c="4"/>return w.equals(wordFormat);</text:span></text:p>
      <text:p text:style-name="P12"><text:span text:style-name="Source_20_Text">}</text:span></text:p>
      <text:h text:style-name="Heading_20_3" text:outline-level="3"><text:soft-page-break/>Explicación de las correcciones:</text:h>
      <text:list text:style-name="L34">
        <text:list-item>
          <text:p text:style-name="P63"><text:span text:style-name="Strong_20_Emphasis"><text:span text:style-name="Source_20_Text">.equals()</text:span></text:span><text:span text:style-name="Strong_20_Emphasis"> para comparar cadenas</text:span>: El operador <text:span text:style-name="Source_20_Text">==</text:span> compara si las dos referencias de objetos apuntan al mismo lugar en memoria, no el contenido de las cadenas. Para comparar el contenido, usamos el método <text:span text:style-name="Source_20_Text">.equals()</text:span>.</text:p>
          <text:p text:style-name="P64">java</text:p>
        </text:list-item>
      </text:list>
      <text:list text:style-name="L35">
        <text:list-item>
          <text:p text:style-name="P65"><text:span text:style-name="Source_20_Text">return w.equals(wordFormat);</text:span></text:p>
        </text:list-item>
      </text:list>
      <text:list text:style-name="L36">
        <text:list-item>
          <text:p text:style-name="P66"><text:span text:style-name="Strong_20_Emphasis">Eliminación del operador ternario</text:span>: En este caso, la expresión <text:span text:style-name="Source_20_Text">w.equals(wordFormat)</text:span> ya es booleana, por lo que no necesitas envolverla en un operador ternario.</text:p>
        </text:list-item>
      </text:list>
      <text:p text:style-name="P9">java</text:p>
      <text:list text:style-name="L37">
        <text:list-item text:start-value="2">
          <text:p text:style-name="P67"><text:span text:style-name="Source_20_Text">return w.equals(wordFormat); <text:s/>// Devuelve true si son iguales, false si no lo son</text:span></text:p>
        </text:list-item>
      </text:list>
      <text:h text:style-name="Heading_20_3" text:outline-level="3">Ejemplo de uso:</text:h>
      <text:p text:style-name="P9">java</text:p>
      <text:p text:style-name="P10"><text:span text:style-name="Source_20_Text">public class Main {</text:span></text:p>
      <text:p text:style-name="P11"><text:span text:style-name="Source_20_Text"><text:s text:c="4"/>public static void main(String[] args) {</text:span></text:p>
      <text:p text:style-name="P11"><text:span text:style-name="Source_20_Text"><text:s text:c="8"/>System.out.println(isPalindrome("A man a plan a canal Panama")); // true</text:span></text:p>
      <text:p text:style-name="P11"><text:span text:style-name="Source_20_Text"><text:s text:c="8"/>System.out.println(isPalindrome("Hello World")); // false</text:span></text:p>
      <text:p text:style-name="P11"><text:span text:style-name="Source_20_Text"><text:s text:c="4"/>}</text:span></text:p>
      <text:p text:style-name="P12"><text:span text:style-name="Source_20_Text">}</text:span></text:p>
      <text:p text:style-name="Text_20_body">Este código ahora es correcto y verificará si una palabra o frase es un palíndromo. Elimina los espacios, ignora las mayúsculas/minúsculas, invierte la palabra y luego compara el resultado con la palabra original formateada.</text:p>
      <text:h text:style-name="Heading_20_5" text:outline-level="5">You said:</text:h>
      <text:p text:style-name="Text_20_body">de este codigo "public static boolean isPalindrome(String word) { // Eliminar espacios en blanco y convertir a minúsculas String wordFormat = word.trim().replaceAll("\\s", "").toLowerCase(); String w = ""; // Cadena vacía para construir la palabra invertida char[] arr = wordFormat.toCharArray(); // Convertir la palabra formateada en un arreglo de caracteres // Recorrer el arreglo de caracteres en orden inverso for (int i = arr.length - 1; i &gt;= 0; i--) { w += arr[i]; // Concatenar los caracteres en orden inverso } // Comparar las cadenas usando .equals() y retornar el resultado return w.equals(wordFormat); }" a este "public static boolean esPalindromo(String palabra) { int i = 0, j = palabra.length() - 1; while (i &lt; j) { if (palabra.charAt(i) != palabra.charAt(j)) return false; i++; j--; } return true; }" cual es mas optimo </text:p>
      <text:h text:style-name="Heading_20_6" text:outline-level="6">ChatGPT said:</text:h>
      <text:p text:style-name="Text_20_body">Entre los dos códigos que muestras, el segundo es más <text:span text:style-name="Strong_20_Emphasis">óptimo</text:span> en términos de <text:span text:style-name="Strong_20_Emphasis">eficiencia</text:span> y <text:span text:style-name="Strong_20_Emphasis">uso de memoria</text:span>. Vamos a analizar ambos enfoques para explicar por qué:</text:p>
      <text:h text:style-name="Heading_20_3" text:outline-level="3">Código 1: Invertir la cadena y compararla</text:h>
      <text:p text:style-name="P9">java</text:p>
      <text:p text:style-name="P10"><text:soft-page-break/><text:span text:style-name="Source_20_Text">public static boolean isPalindrome(String word) {</text:span></text:p>
      <text:p text:style-name="P11"><text:span text:style-name="Source_20_Text"><text:s text:c="4"/>String wordFormat = word.trim().replaceAll("\\s", "").toLowerCase();</text:span></text:p>
      <text:p text:style-name="P11"><text:span text:style-name="Source_20_Text"><text:s text:c="4"/>String w = "";</text:span></text:p>
      <text:p text:style-name="P11"><text:span text:style-name="Source_20_Text"><text:s text:c="4"/>char[] arr = wordFormat.toCharArray();</text:span></text:p>
      <text:p text:style-name="P11"/>
      <text:p text:style-name="P11"><text:span text:style-name="Source_20_Text"><text:s text:c="4"/>for (int i = arr.length - 1; i &gt;= 0; i--) {</text:span></text:p>
      <text:p text:style-name="P11"><text:span text:style-name="Source_20_Text"><text:s text:c="8"/>w += arr[i]; <text:s/>// Concatenar los caracteres en orden inverso</text:span></text:p>
      <text:p text:style-name="P11"><text:span text:style-name="Source_20_Text"><text:s text:c="4"/>}</text:span></text:p>
      <text:p text:style-name="P11"/>
      <text:p text:style-name="P11"><text:span text:style-name="Source_20_Text"><text:s text:c="4"/>return w.equals(wordFormat);</text:span></text:p>
      <text:p text:style-name="P12"><text:span text:style-name="Source_20_Text">}</text:span></text:p>
      <text:h text:style-name="Heading_20_4" text:outline-level="4">Análisis:</text:h>
      <text:list text:style-name="L38">
        <text:list-item>
          <text:p text:style-name="P68"><text:span text:style-name="Strong_20_Emphasis">Espacio adicional</text:span>: Este código crea una nueva cadena <text:span text:style-name="Source_20_Text">w</text:span> para almacenar la palabra invertida. Como concatenar cadenas en Java implica crear nuevas instancias de <text:span text:style-name="Source_20_Text">String</text:span>, esto puede ser <text:span text:style-name="Strong_20_Emphasis">costoso</text:span> en términos de memoria y tiempo.</text:p>
        </text:list-item>
        <text:list-item>
          <text:p text:style-name="P68"><text:span text:style-name="Strong_20_Emphasis">Complejidad temporal</text:span>:</text:p>
          <text:list>
            <text:list-item>
              <text:p text:style-name="P69">El bucle que invierte la cadena tiene una complejidad de <text:span text:style-name="Strong_20_Emphasis">O(n)</text:span>, donde <text:span text:style-name="Source_20_Text">n</text:span> es la longitud de la cadena.</text:p>
            </text:list-item>
            <text:list-item>
              <text:p text:style-name="P69">Luego, la comparación de cadenas con <text:span text:style-name="Source_20_Text">.equals()</text:span> también toma <text:span text:style-name="Strong_20_Emphasis">O(n)</text:span>.</text:p>
            </text:list-item>
            <text:list-item>
              <text:p text:style-name="P69">En total, este código tiene una complejidad temporal de <text:span text:style-name="Strong_20_Emphasis">O(n)</text:span> (invertir la cadena) + <text:span text:style-name="Strong_20_Emphasis">O(n)</text:span> (comparar las cadenas), lo que suma a <text:span text:style-name="Strong_20_Emphasis">O(2n)</text:span>, o simplemente <text:span text:style-name="Strong_20_Emphasis">O(n)</text:span>.</text:p>
            </text:list-item>
          </text:list>
        </text:list-item>
        <text:list-item>
          <text:p text:style-name="P68"><text:span text:style-name="Strong_20_Emphasis">Uso de memoria</text:span>: Se crea una nueva cadena con longitud igual a la original, por lo que utiliza <text:span text:style-name="Strong_20_Emphasis">O(n)</text:span> espacio adicional.</text:p>
        </text:list-item>
      </text:list>
      <text:h text:style-name="Heading_20_3" text:outline-level="3">Código 2: Comparación directa desde ambos extremos</text:h>
      <text:p text:style-name="P9">java</text:p>
      <text:p text:style-name="P10"><text:span text:style-name="Source_20_Text">public static boolean esPalindromo(String palabra) {</text:span></text:p>
      <text:p text:style-name="P11"><text:span text:style-name="Source_20_Text"><text:s text:c="4"/>int i = 0, j = palabra.length() - 1;</text:span></text:p>
      <text:p text:style-name="P11"><text:span text:style-name="Source_20_Text"><text:s text:c="4"/>while (i &lt; j) {</text:span></text:p>
      <text:p text:style-name="P11"><text:span text:style-name="Source_20_Text"><text:s text:c="8"/>if (palabra.charAt(i) != palabra.charAt(j))</text:span></text:p>
      <text:p text:style-name="P11"><text:span text:style-name="Source_20_Text"><text:s text:c="12"/>return false;</text:span></text:p>
      <text:p text:style-name="P11"><text:span text:style-name="Source_20_Text"><text:s text:c="8"/>i++;</text:span></text:p>
      <text:p text:style-name="P11"><text:span text:style-name="Source_20_Text"><text:s text:c="8"/>j--;</text:span></text:p>
      <text:p text:style-name="P11"><text:span text:style-name="Source_20_Text"><text:s text:c="4"/>}</text:span></text:p>
      <text:p text:style-name="P11"><text:span text:style-name="Source_20_Text"><text:s text:c="4"/>return true;</text:span></text:p>
      <text:p text:style-name="P12"><text:span text:style-name="Source_20_Text">}</text:span></text:p>
      <text:h text:style-name="Heading_20_4" text:outline-level="4">Análisis:</text:h>
      <text:list text:style-name="L39">
        <text:list-item>
          <text:p text:style-name="P70"><text:span text:style-name="Strong_20_Emphasis">Espacio adicional</text:span>: Este código <text:span text:style-name="Strong_20_Emphasis">no</text:span> crea una nueva cadena ni usa espacio adicional significativo. Solo utiliza algunas variables auxiliares (<text:span text:style-name="Source_20_Text">i</text:span> y <text:span text:style-name="Source_20_Text">j</text:span>), lo que significa que su uso de memoria es <text:span text:style-name="Strong_20_Emphasis">O(1)</text:span> (constante).</text:p>
        </text:list-item>
        <text:list-item>
          <text:p text:style-name="P70"><text:span text:style-name="Strong_20_Emphasis">Complejidad temporal</text:span>:</text:p>
          <text:list>
            <text:list-item>
              <text:p text:style-name="P71"><text:soft-page-break/>El bucle recorre la cadena una sola vez, comparando el primer carácter con el último, el segundo con el penúltimo, y así sucesivamente.</text:p>
            </text:list-item>
            <text:list-item>
              <text:p text:style-name="P71">El proceso de comparación tiene una complejidad de <text:span text:style-name="Strong_20_Emphasis">O(n/2)</text:span>, ya que solo se compara hasta la mitad de la cadena. Sin embargo, esto es equivalente a <text:span text:style-name="Strong_20_Emphasis">O(n)</text:span> en términos de notación de la complejidad.</text:p>
            </text:list-item>
          </text:list>
        </text:list-item>
        <text:list-item>
          <text:p text:style-name="P70"><text:span text:style-name="Strong_20_Emphasis">Eficiencia</text:span>: Este enfoque es más eficiente en términos de tiempo porque tan pronto como se encuentra una diferencia, el bucle puede terminar y devolver <text:span text:style-name="Source_20_Text">false</text:span> inmediatamente. En el primer código, se invierte toda la cadena incluso si el resultado final es <text:span text:style-name="Source_20_Text">false</text:span>.</text:p>
        </text:list-item>
      </text:list>
      <text:p text:style-name="Horizontal_20_Line"/>
      <text:h text:style-name="Heading_20_3" text:outline-level="3">Comparación Final:</text:h>
      <text:list text:style-name="L40">
        <text:list-item>
          <text:p text:style-name="P72"><text:span text:style-name="Strong_20_Emphasis">Espacio adicional</text:span>: El segundo código (comparación directa) es más eficiente porque no necesita crear una nueva cadena, por lo que utiliza <text:span text:style-name="Strong_20_Emphasis">menos memoria</text:span> (<text:span text:style-name="Strong_20_Emphasis">O(1)</text:span> en lugar de <text:span text:style-name="Strong_20_Emphasis">O(n)</text:span>).</text:p>
        </text:list-item>
        <text:list-item>
          <text:p text:style-name="P72"><text:span text:style-name="Strong_20_Emphasis">Tiempo de ejecución</text:span>: Ambos tienen una complejidad de <text:span text:style-name="Strong_20_Emphasis">O(n)</text:span>, pero el segundo código tiene un comportamiento más eficiente en escenarios donde se puede determinar rápidamente que no es un palíndromo, ya que no necesita recorrer toda la cadena si encuentra una diferencia temprana.</text:p>
        </text:list-item>
      </text:list>
      <text:h text:style-name="Heading_20_3" text:outline-level="3">Conclusión:</text:h>
      <text:p text:style-name="Text_20_body">El <text:span text:style-name="Strong_20_Emphasis">segundo código</text:span> es más óptimo tanto en términos de <text:span text:style-name="Strong_20_Emphasis">espacio</text:span> como de <text:span text:style-name="Strong_20_Emphasis">tiempo</text:span>, ya que no requiere crear una cadena invertida y puede interrumpir el proceso de comparación tan pronto como encuentre una diferencia.</text:p>
      <text:h text:style-name="Heading_20_5" text:outline-level="5">You said:</text:h>
      <text:p text:style-name="Text_20_body">pero este fallaria "public static boolean esPalindromo(String palabra) { int i = 0, j = palabra.length() - 1; while (i &lt; j) { if (palabra.charAt(i) != palabra.charAt(j)) return false; i++; j--; } return true; }" por que compara "A" con "a"</text:p>
      <text:h text:style-name="Heading_20_6" text:outline-level="6">ChatGPT said:</text:h>
      <text:p text:style-name="Text_20_body">Tienes razón en que el segundo enfoque fallaría al comparar caracteres si no se toma en cuenta las diferencias entre mayúsculas y minúsculas, así como los espacios en blanco u otros caracteres no alfabéticos.</text:p>
      <text:p text:style-name="Text_20_body">Para corregir este problema, deberías asegurarte de:</text:p>
      <text:list text:style-name="L41">
        <text:list-item>
          <text:p text:style-name="P73"><text:span text:style-name="Strong_20_Emphasis">Ignorar mayúsculas y minúsculas</text:span>.</text:p>
        </text:list-item>
        <text:list-item>
          <text:p text:style-name="P74"><text:span text:style-name="Strong_20_Emphasis">Ignorar espacios y otros caracteres no alfabéticos</text:span> (si también se quiere ignorar la puntuación).</text:p>
        </text:list-item>
      </text:list>
      <text:h text:style-name="Heading_20_3" text:outline-level="3">Solución:</text:h>
      <text:p text:style-name="Text_20_body">Se pueden aplicar algunas transformaciones a la cadena, similar a lo que hiciste en el primer código, pero manteniendo la eficiencia del segundo enfoque. Aquí está la versión corregida del segundo código que:</text:p>
      <text:list text:style-name="L42">
        <text:list-item>
          <text:p text:style-name="P75"><text:soft-page-break/>Convierte todo a minúsculas para evitar problemas con las diferencias de mayúsculas/minúsculas.</text:p>
        </text:list-item>
        <text:list-item>
          <text:p text:style-name="P76">Elimina los espacios y caracteres no alfanuméricos (opcional, dependiendo de si se considera importante ignorarlos).</text:p>
        </text:list-item>
      </text:list>
      <text:h text:style-name="Heading_20_3" text:outline-level="3">Código corregido:</text:h>
      <text:p text:style-name="P9">java</text:p>
      <text:p text:style-name="P10"><text:span text:style-name="Source_20_Text">public static boolean esPalindromo(String palabra) {</text:span></text:p>
      <text:p text:style-name="P11"><text:span text:style-name="Source_20_Text"><text:s text:c="4"/>// Convertir todo a minúsculas y eliminar espacios y caracteres no alfanuméricos</text:span></text:p>
      <text:p text:style-name="P11"><text:span text:style-name="Source_20_Text"><text:s text:c="4"/>palabra = palabra.toLowerCase().replaceAll("[^a-z0-9]", "");</text:span></text:p>
      <text:p text:style-name="P11"/>
      <text:p text:style-name="P11"><text:span text:style-name="Source_20_Text"><text:s text:c="4"/>int i = 0, j = palabra.length() - 1;</text:span></text:p>
      <text:p text:style-name="P11"><text:span text:style-name="Source_20_Text"><text:s text:c="4"/>while (i &lt; j) {</text:span></text:p>
      <text:p text:style-name="P11"><text:span text:style-name="Source_20_Text"><text:s text:c="8"/>// Comparar los caracteres desde ambos extremos</text:span></text:p>
      <text:p text:style-name="P11"><text:span text:style-name="Source_20_Text"><text:s text:c="8"/>if (palabra.charAt(i) != palabra.charAt(j)) {</text:span></text:p>
      <text:p text:style-name="P11"><text:span text:style-name="Source_20_Text"><text:s text:c="12"/>return false;</text:span></text:p>
      <text:p text:style-name="P11"><text:span text:style-name="Source_20_Text"><text:s text:c="8"/>}</text:span></text:p>
      <text:p text:style-name="P11"><text:span text:style-name="Source_20_Text"><text:s text:c="8"/>i++;</text:span></text:p>
      <text:p text:style-name="P11"><text:span text:style-name="Source_20_Text"><text:s text:c="8"/>j--;</text:span></text:p>
      <text:p text:style-name="P11"><text:span text:style-name="Source_20_Text"><text:s text:c="4"/>}</text:span></text:p>
      <text:p text:style-name="P11"><text:span text:style-name="Source_20_Text"><text:s text:c="4"/>return true;</text:span></text:p>
      <text:p text:style-name="P12"><text:span text:style-name="Source_20_Text">}</text:span></text:p>
      <text:h text:style-name="Heading_20_3" text:outline-level="3">Explicación de las correcciones:</text:h>
      <text:list text:style-name="L43">
        <text:list-item>
          <text:p text:style-name="P77"><text:span text:style-name="Strong_20_Emphasis"><text:span text:style-name="Source_20_Text">palabra.toLowerCase()</text:span></text:span>: Convierte la cadena a minúsculas para evitar problemas con las diferencias entre "A" y "a".</text:p>
        </text:list-item>
        <text:list-item>
          <text:p text:style-name="P78"><text:span text:style-name="Strong_20_Emphasis"><text:span text:style-name="Source_20_Text">replaceAll("[^a-z0-9]", "")</text:span></text:span>: Elimina todos los caracteres que no sean letras o números, incluidos espacios, comas, puntos, etc. (Esto puede ajustarse según el contexto de la aplicación).</text:p>
        </text:list-item>
      </text:list>
      <text:h text:style-name="Heading_20_3" text:outline-level="3">Ejemplo de uso:</text:h>
      <text:p text:style-name="P9">java</text:p>
      <text:p text:style-name="P10"><text:span text:style-name="Source_20_Text">public static void main(String[] args) {</text:span></text:p>
      <text:p text:style-name="P11"><text:span text:style-name="Source_20_Text"><text:s text:c="4"/>System.out.println(esPalindromo("A man a plan a canal Panama")); <text:s/>// true</text:span></text:p>
      <text:p text:style-name="P11"><text:span text:style-name="Source_20_Text"><text:s text:c="4"/>System.out.println(esPalindromo("Hello World")); <text:s/>// false</text:span></text:p>
      <text:p text:style-name="P11"><text:span text:style-name="Source_20_Text"><text:s text:c="4"/>System.out.println(esPalindromo("No 'x' in Nixon")); <text:s/>// true</text:span></text:p>
      <text:p text:style-name="P12"><text:span text:style-name="Source_20_Text">}</text:span></text:p>
      <text:h text:style-name="Heading_20_3" text:outline-level="3">¿Por qué ahora es correcto?</text:h>
      <text:list text:style-name="L44">
        <text:list-item>
          <text:p text:style-name="P79">El código convierte todas las letras a minúsculas, por lo que "A" y "a" se consideran iguales.</text:p>
        </text:list-item>
        <text:list-item>
          <text:p text:style-name="P80">Además, elimina los espacios y cualquier otro carácter no alfanumérico, por lo que cadenas como "A man a plan a canal Panama" se consideran palíndromos correctamente.</text:p>
        </text:list-item>
      </text:list>
      <text:p text:style-name="Text_20_body">Este enfoque mantiene la <text:span text:style-name="Strong_20_Emphasis">eficiencia del segundo código</text:span> mientras resuelve los problemas de comparaciones inconsistentes.</text:p>
      <text:section text:style-name="Sect1" text:name="prompt-textarea">
        <text:p text:style-name="P1"><text:soft-page-break/></text:p>
      </text:section>
      <text:p text:style-name="P81">ChatGPT can make mistakes. Check important info.</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ans" style:font-family-asian="'Noto Sans'"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4:18:53.865136934</meta:creation-date>
    <dc:date>2024-10-09T14:19:13.228736160</dc:date>
    <meta:editing-duration>PT24S</meta:editing-duration>
    <meta:editing-cycles>1</meta:editing-cycles>
    <meta:document-statistic meta:table-count="0" meta:image-count="0" meta:object-count="0" meta:page-count="21" meta:paragraph-count="596" meta:word-count="5083" meta:character-count="32447" meta:non-whitespace-character-count="26325"/>
    <meta:generator>LibreOffice/24.8.1.2$Linux_X86_64 LibreOffice_project/480$Build-2</meta:generator>
  </office:meta>
</office:document-meta>
</file>